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ce style:name="Arial" svg:font-family="Arial, Helvetica, sans-serif"/>
    <style:font-face style:name="Helvetica Neue" svg:font-family="'Helvetica Neue', Helvetica, Arial, sans-serif"/>
    <style:font-face style:name="Lohit Devanagari1" svg:font-family="'Lohit Devanagari'"/>
    <style:font-face style:name="Lora" svg:font-family="Lora, serif"/>
    <style:font-face style:name="Montserrat" svg:font-family="Montserrat"/>
    <style:font-face style:name="Noto Serif" svg:font-family="'Noto Serif', serif"/>
    <style:font-face style:name="Open Sans" svg:font-family="'Open Sans', apple-system, BlinkMacSystemFont, 'Segoe UI', 'Helvetica Neue', Arial, sans-serif, 'Apple Color Emoji', 'Segoe UI Emoji', 'Segoe UI Symbol'"/>
    <style:font-face style:name="SFMono-Regular2" svg:font-family="SFMono-Regular, Consolas, 'Liberation Mono', Menlo, Courier, monospace"/>
    <style:font-face style:name="SFMono-Regular1" svg:font-family="SFMono-Regular, Consolas, 'Ubuntu Mono', 'Liberation Mono', Menlo, Courier, monospace"/>
    <style:font-face style:name="SFMono-Regular" svg:font-family="SFMono-Regular, Menlo, Monaco, Consolas, 'Liberation Mono', 'Courier New', monospace"/>
    <style:font-face style:name="SFMono-Regular3" svg:font-family="SFMono-Regular, Menlo, Monaco, Consolas, 'liberation mono', 'courier new', monospace"/>
    <style:font-face style:name="Verdana" svg:font-family="Verdana, Geneva, sans-serif"/>
    <style:font-face style:name="system-ui" svg:font-family="system-ui, Roboto,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75in"/>
    </style:style>
    <style:style style:name="Table1.B" style:family="table-column">
      <style:table-column-properties style:column-width="4.947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3425c" officeooo:paragraph-rsid="0003425c"/>
    </style:style>
    <style:style style:name="P2" style:family="paragraph" style:parent-style-name="Table_20_Contents">
      <style:text-properties officeooo:paragraph-rsid="0003425c"/>
    </style:style>
    <style:style style:name="P3" style:family="paragraph" style:parent-style-name="Table_20_Contents">
      <style:text-properties officeooo:paragraph-rsid="00040580"/>
    </style:style>
    <style:style style:name="P4" style:family="paragraph" style:parent-style-name="Table_20_Contents">
      <style:text-properties officeooo:rsid="00054ab5" officeooo:paragraph-rsid="00054ab5"/>
    </style:style>
    <style:style style:name="P5" style:family="paragraph" style:parent-style-name="Table_20_Contents">
      <style:text-properties officeooo:paragraph-rsid="00054ab5"/>
    </style:style>
    <style:style style:name="P6" style:family="paragraph" style:parent-style-name="Table_20_Contents">
      <style:text-properties officeooo:rsid="0006b9d0" officeooo:paragraph-rsid="0006b9d0"/>
    </style:style>
    <style:style style:name="P7" style:family="paragraph" style:parent-style-name="Table_20_Contents">
      <style:text-properties officeooo:paragraph-rsid="0006b9d0"/>
    </style:style>
    <style:style style:name="P8" style:family="paragraph" style:parent-style-name="Table_20_Contents">
      <style:text-properties officeooo:paragraph-rsid="0008100d"/>
    </style:style>
    <style:style style:name="P9" style:family="paragraph" style:parent-style-name="Table_20_Contents">
      <style:text-properties officeooo:rsid="0008100d" officeooo:paragraph-rsid="0008100d"/>
    </style:style>
    <style:style style:name="P10" style:family="paragraph" style:parent-style-name="Text_20_body">
      <style:text-properties fo:font-variant="normal" fo:text-transform="none" fo:color="#292b2c" style:font-name="Open Sans" fo:font-size="13.5pt" fo:letter-spacing="normal" fo:font-style="normal" fo:font-weight="normal" officeooo:paragraph-rsid="00040580"/>
    </style:style>
    <style:style style:name="P11" style:family="paragraph" style:parent-style-name="Text_20_body">
      <style:text-properties officeooo:paragraph-rsid="00040580"/>
    </style:style>
    <style:style style:name="P12" style:family="paragraph" style:parent-style-name="Preformatted_20_Text">
      <style:text-properties fo:font-variant="normal" fo:text-transform="none" fo:color="#24292e" style:font-name="SFMono-Regular2" fo:font-size="11.25pt" fo:letter-spacing="normal" fo:font-style="normal" fo:font-weight="normal" officeooo:rsid="000c5786" officeooo:paragraph-rsid="000c5786"/>
    </style:style>
    <style:style style:name="P13" style:family="paragraph" style:parent-style-name="Preformatted_20_Text">
      <style:paragraph-properties fo:margin-top="0in" fo:margin-bottom="0in" loext:contextual-spacing="false" fo:text-align="start" style:justify-single-word="false" fo:orphans="2" fo:widows="2"/>
      <style:text-properties officeooo:rsid="000c5786" officeooo:paragraph-rsid="000c5786"/>
    </style:style>
    <style:style style:name="P14" style:family="paragraph" style:parent-style-name="Preformatted_20_Text">
      <style:paragraph-properties fo:margin-top="0in" fo:margin-bottom="0in" loext:contextual-spacing="false" fo:text-align="start" style:justify-single-word="false" fo:orphans="2" fo:widows="2"/>
      <style:text-properties officeooo:paragraph-rsid="000c5786"/>
    </style:style>
    <style:style style:name="P15" style:family="paragraph" style:parent-style-name="Table_20_Contents">
      <style:text-properties fo:font-variant="normal" fo:text-transform="none" fo:color="#1b1b1b" style:font-name="Open Sans" fo:font-size="13.5pt" fo:letter-spacing="normal" fo:font-style="normal" fo:font-weight="normal" officeooo:paragraph-rsid="0003425c"/>
    </style:style>
    <style:style style:name="P16" style:family="paragraph" style:parent-style-name="Table_20_Contents">
      <style:text-properties fo:font-variant="normal" fo:text-transform="none" fo:color="#1b1b1b" style:font-name="Open Sans" fo:font-size="13.5pt" fo:letter-spacing="normal" fo:font-style="normal" fo:font-weight="normal" officeooo:rsid="0003425c" officeooo:paragraph-rsid="0003425c"/>
    </style:style>
    <style:style style:name="P17" style:family="paragraph" style:parent-style-name="Table_20_Contents">
      <style:text-properties fo:font-variant="normal" fo:text-transform="none" fo:color="#1b1b1b" style:font-name="Open Sans" fo:font-size="13.5pt" fo:letter-spacing="normal" fo:font-style="normal" fo:font-weight="normal" officeooo:rsid="0006b9d0" officeooo:paragraph-rsid="0006b9d0"/>
    </style:style>
    <style:style style:name="P18" style:family="paragraph" style:parent-style-name="Table_20_Contents">
      <style:text-properties fo:font-variant="normal" fo:text-transform="none" fo:color="#3a3a3a" style:font-name="system-ui" fo:font-size="13.5pt" fo:letter-spacing="normal" fo:font-style="normal" fo:font-weight="normal" officeooo:paragraph-rsid="00040580"/>
    </style:style>
    <style:style style:name="P19" style:family="paragraph" style:parent-style-name="Table_20_Contents">
      <style:text-properties fo:font-variant="normal" fo:text-transform="none" fo:color="#24292e" style:font-name="SFMono-Regular2" fo:font-size="11.25pt" fo:letter-spacing="normal" fo:font-style="normal" fo:font-weight="normal" officeooo:rsid="000c5786" officeooo:paragraph-rsid="000c5786"/>
    </style:style>
    <style:style style:name="P20" style:family="paragraph" style:parent-style-name="Table_20_Contents">
      <style:text-properties fo:font-variant="normal" fo:text-transform="none" fo:color="#24292e" style:font-name="SFMono-Regular2" fo:font-size="11.25pt" fo:letter-spacing="normal" fo:font-style="normal" fo:font-weight="normal" officeooo:paragraph-rsid="000c5786"/>
    </style:style>
    <style:style style:name="P21" style:family="paragraph" style:parent-style-name="Table_20_Contents">
      <style:text-properties officeooo:paragraph-rsid="000aa27e"/>
    </style:style>
    <style:style style:name="P22" style:family="paragraph" style:parent-style-name="Table_20_Contents">
      <style:text-properties officeooo:rsid="000aa27e" officeooo:paragraph-rsid="000aa27e"/>
    </style:style>
    <style:style style:name="P23" style:family="paragraph" style:parent-style-name="Table_20_Contents">
      <style:text-properties officeooo:rsid="000b52b3" officeooo:paragraph-rsid="000b52b3"/>
    </style:style>
    <style:style style:name="P24" style:family="paragraph" style:parent-style-name="Table_20_Contents">
      <style:text-properties officeooo:paragraph-rsid="000b52b3"/>
    </style:style>
    <style:style style:name="P25" style:family="paragraph" style:parent-style-name="Table_20_Contents">
      <style:text-properties officeooo:rsid="000c5786" officeooo:paragraph-rsid="000c5786"/>
    </style:style>
    <style:style style:name="P26" style:family="paragraph" style:parent-style-name="Table_20_Contents">
      <style:text-properties officeooo:paragraph-rsid="000c5786"/>
    </style:style>
    <style:style style:name="P27" style:family="paragraph" style:parent-style-name="Table_20_Contents">
      <style:text-properties fo:font-weight="bold" officeooo:rsid="000c5786" officeooo:paragraph-rsid="000c5786" style:font-weight-asian="bold" style:font-weight-complex="bold"/>
    </style:style>
    <style:style style:name="P28" style:family="paragraph" style:parent-style-name="Text_20_body">
      <style:text-properties fo:font-variant="normal" fo:text-transform="none" fo:color="#1b1b1b" style:font-name="Open Sans" fo:font-size="13.5pt" fo:letter-spacing="normal" fo:font-style="normal" fo:font-weight="normal" officeooo:rsid="0006b9d0" officeooo:paragraph-rsid="0006b9d0"/>
    </style:style>
    <style:style style:name="P29" style:family="paragraph" style:parent-style-name="Text_20_body" style:list-style-name="L1">
      <style:paragraph-properties fo:margin-top="0in" fo:margin-bottom="0in" loext:contextual-spacing="false" fo:text-align="start" style:justify-single-word="false" fo:orphans="2" fo:widows="2"/>
      <style:text-properties fo:font-variant="normal" fo:text-transform="none" fo:color="#292b2c" style:font-name="Open Sans" fo:font-size="13.5pt" fo:letter-spacing="normal" fo:font-style="normal" fo:font-weight="normal"/>
    </style:style>
    <style:style style:name="P30" style:family="paragraph" style:parent-style-name="Text_20_body" style:list-style-name="L1">
      <style:paragraph-properties fo:margin-top="0in" fo:margin-bottom="0in" loext:contextual-spacing="false" fo:text-align="start" style:justify-single-word="false" fo:orphans="2" fo:widows="2"/>
      <style:text-properties fo:font-variant="normal" fo:text-transform="none" fo:color="#292b2c" style:font-name="Open Sans" fo:font-size="13.5pt" fo:letter-spacing="normal" fo:font-style="normal" fo:font-weight="normal" officeooo:paragraph-rsid="0006b9d0"/>
    </style:style>
    <style:style style:name="P31" style:family="paragraph" style:parent-style-name="Text_20_body">
      <style:paragraph-properties fo:margin-top="0in" fo:margin-bottom="0in" loext:contextual-spacing="false" fo:text-align="start" style:justify-single-word="false" fo:orphans="2" fo:widows="2"/>
      <style:text-properties officeooo:paragraph-rsid="000c5786"/>
    </style:style>
    <style:style style:name="P3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T1" style:family="text">
      <style:text-properties fo:font-variant="normal" fo:text-transform="none" fo:color="#292b2c"/>
    </style:style>
    <style:style style:name="T2" style:family="text">
      <style:text-properties fo:font-variant="normal" fo:text-transform="none" fo:color="#292b2c" style:font-name="Arial1" fo:font-size="12pt" fo:font-style="normal"/>
    </style:style>
    <style:style style:name="T3" style:family="text">
      <style:text-properties fo:font-variant="normal" fo:text-transform="none" fo:color="#292b2c" style:font-name="Open Sans" fo:font-size="13.5pt" fo:letter-spacing="normal" fo:font-style="normal" fo:font-weight="normal"/>
    </style:style>
    <style:style style:name="T4" style:family="text">
      <style:text-properties fo:font-variant="normal" fo:text-transform="none" fo:color="#292b2c" style:font-name="Open Sans" fo:font-size="13.5pt" fo:letter-spacing="normal" fo:font-style="normal" fo:font-weight="normal" officeooo:rsid="00040580"/>
    </style:style>
    <style:style style:name="T5" style:family="text">
      <style:text-properties fo:font-variant="normal" fo:text-transform="none" fo:color="#292b2c" style:font-name="Open Sans" fo:font-size="13.5pt" fo:letter-spacing="normal" fo:font-style="normal" fo:font-weight="normal" officeooo:rsid="00054ab5"/>
    </style:style>
    <style:style style:name="T6" style:family="text">
      <style:text-properties fo:font-variant="normal" fo:text-transform="none" fo:color="#292b2c" style:font-name="Open Sans" fo:font-size="13.5pt" fo:letter-spacing="normal" fo:font-style="normal" fo:font-weight="normal" officeooo:rsid="0006b9d0" fo:background-color="#eeeeee" loext:char-shading-value="0" loext:padding="0in" loext:border="none"/>
    </style:style>
    <style:style style:name="T7" style:family="text">
      <style:text-properties fo:font-variant="normal" fo:text-transform="none" fo:color="#292b2c" style:font-name="Open Sans" fo:font-size="13.5pt" fo:letter-spacing="normal" fo:font-style="normal" fo:font-weight="normal" officeooo:rsid="000c5786" fo:background-color="#eeeeee" loext:char-shading-value="0" loext:padding="0in" loext:border="none"/>
    </style:style>
    <style:style style:name="T8" style:family="text">
      <style:text-properties fo:font-variant="normal" fo:text-transform="none" fo:color="#292b2c" style:font-name="Open Sans" fo:font-size="13.5pt" fo:letter-spacing="normal" fo:font-style="normal" fo:font-weight="normal" officeooo:rsid="0006b9d0"/>
    </style:style>
    <style:style style:name="T9" style:family="text">
      <style:text-properties fo:font-variant="normal" fo:text-transform="none" fo:color="#292b2c" style:font-name="Open Sans" fo:letter-spacing="normal" fo:font-style="normal" fo:font-weight="normal"/>
    </style:style>
    <style:style style:name="T10" style:family="text">
      <style:text-properties fo:font-variant="normal" fo:text-transform="none" fo:color="#292b2c" style:font-name="SFMono-Regular1" fo:font-size="13.5pt" fo:letter-spacing="normal" fo:font-style="normal" fo:font-weight="normal" fo:background-color="#eeeeee" loext:char-shading-value="0" loext:padding="0in" loext:border="none"/>
    </style:style>
    <style:style style:name="T11" style:family="text">
      <style:text-properties fo:font-variant="normal" fo:text-transform="none" fo:color="#292b2c" style:font-name="SFMono-Regular1" fo:font-size="13.5pt" fo:letter-spacing="normal" fo:font-style="normal" fo:font-weight="normal" officeooo:rsid="00054ab5" fo:background-color="#eeeeee" loext:char-shading-value="0" loext:padding="0in" loext:border="none"/>
    </style:style>
    <style:style style:name="T12" style:family="text">
      <style:text-properties fo:font-variant="normal" fo:text-transform="none" fo:color="#292b2c" style:font-name="SFMono-Regular1" fo:font-size="13.5pt" fo:letter-spacing="normal" fo:font-style="normal" fo:font-weight="normal" officeooo:rsid="000c5786" fo:background-color="#eeeeee" loext:char-shading-value="0" loext:padding="0in" loext:border="none"/>
    </style:style>
    <style:style style:name="T13" style:family="text">
      <style:text-properties fo:font-variant="normal" fo:text-transform="none" fo:color="#292b2c" fo:letter-spacing="normal"/>
    </style:style>
    <style:style style:name="T14" style:family="text">
      <style:text-properties fo:font-variant="normal" fo:text-transform="none" fo:color="#292b2c" fo:font-size="13.5pt" fo:letter-spacing="normal" fo:font-style="normal" fo:font-weight="normal"/>
    </style:style>
    <style:style style:name="T15" style:family="text">
      <style:text-properties fo:font-variant="normal" fo:text-transform="none" fo:color="#444444" style:font-name="Montserrat" fo:font-size="12.75pt" fo:letter-spacing="normal" fo:font-style="normal" fo:font-weight="normal"/>
    </style:style>
    <style:style style:name="T16" style:family="text">
      <style:text-properties fo:font-variant="normal" fo:text-transform="none" fo:color="#444444" style:font-name="Arial" fo:font-size="16.5pt" fo:letter-spacing="normal" fo:font-style="normal" fo:font-weight="normal"/>
    </style:style>
    <style:style style:name="T17" style:family="text">
      <style:text-properties fo:font-variant="normal" fo:text-transform="none" fo:color="#444444" style:font-name="SFMono-Regular" fo:font-size="9.75pt" fo:letter-spacing="normal" fo:font-style="normal" fo:font-weight="normal"/>
    </style:style>
    <style:style style:name="T18" style:family="text">
      <style:text-properties fo:font-variant="normal" fo:text-transform="none" fo:color="#444444" style:font-name="SFMono-Regular" fo:font-size="9.75pt" fo:letter-spacing="normal" fo:font-style="normal" fo:font-weight="normal" officeooo:rsid="000aa27e"/>
    </style:style>
    <style:style style:name="T19" style:family="text">
      <style:text-properties fo:font-variant="normal" fo:text-transform="none" fo:color="#444444" style:font-name="SFMono-Regular" fo:font-size="9.75pt" fo:letter-spacing="normal" fo:font-style="normal" fo:font-weight="normal" officeooo:rsid="000b52b3"/>
    </style:style>
    <style:style style:name="T20" style:family="text">
      <style:text-properties fo:font-variant="normal" fo:text-transform="none" fo:color="#444444" style:font-name="SFMono-Regular" fo:font-size="9.75pt" fo:letter-spacing="normal" fo:font-style="normal" fo:font-weight="normal" officeooo:rsid="000c5786"/>
    </style:style>
    <style:style style:name="T21" style:family="text">
      <style:text-properties fo:font-variant="normal" fo:text-transform="none" fo:color="#1b1b1b" style:font-name="Open Sans" fo:font-size="13.5pt" fo:font-style="normal" fo:font-weight="normal"/>
    </style:style>
    <style:style style:name="T22" style:family="text">
      <style:text-properties fo:font-variant="normal" fo:text-transform="none" fo:color="#1b1b1b" style:font-name="Open Sans" fo:font-size="13.5pt" fo:font-style="normal" fo:font-weight="normal" officeooo:rsid="000c5786"/>
    </style:style>
    <style:style style:name="T23" style:family="text">
      <style:text-properties fo:font-variant="normal" fo:text-transform="none" fo:color="#1b1b1b" style:font-name="Open Sans" fo:font-size="13.5pt" fo:font-style="normal" fo:font-weight="bold"/>
    </style:style>
    <style:style style:name="T24" style:family="text">
      <style:text-properties fo:font-variant="normal" fo:text-transform="none" fo:color="#1b1b1b" style:font-name="Open Sans" fo:font-size="13.5pt" fo:letter-spacing="normal" fo:font-style="normal" fo:font-weight="normal"/>
    </style:style>
    <style:style style:name="T25" style:family="text">
      <style:text-properties fo:font-variant="normal" fo:text-transform="none" fo:color="#1b1b1b" style:font-name="Open Sans" fo:font-size="13.5pt" fo:letter-spacing="normal" fo:font-style="normal" fo:font-weight="normal" officeooo:rsid="0003425c"/>
    </style:style>
    <style:style style:name="T26" style:family="text">
      <style:text-properties fo:font-variant="normal" fo:text-transform="none" fo:color="#1b1b1b" style:font-name="Open Sans" fo:font-size="13.5pt" fo:letter-spacing="normal" fo:font-style="normal" fo:font-weight="normal" officeooo:rsid="0006b9d0"/>
    </style:style>
    <style:style style:name="T27" style:family="text">
      <style:text-properties fo:font-variant="normal" fo:text-transform="none" fo:color="#1b1b1b" style:font-name="Open Sans" fo:font-size="13.5pt" fo:letter-spacing="normal" fo:font-style="normal" fo:font-weight="normal" officeooo:rsid="000aa27e"/>
    </style:style>
    <style:style style:name="T28" style:family="text">
      <style:text-properties fo:font-variant="normal" fo:text-transform="none" fo:color="#1b1b1b" style:font-name="Open Sans" fo:font-size="13.5pt" fo:letter-spacing="normal" fo:font-style="normal" fo:font-weight="normal" officeooo:rsid="000c5786"/>
    </style:style>
    <style:style style:name="T29" style:family="text">
      <style:text-properties fo:font-variant="normal" fo:text-transform="none" fo:color="#1b1b1b" style:font-name="SFMono-Regular1" fo:font-size="12pt" fo:letter-spacing="normal" fo:font-style="normal" fo:font-weight="normal" fo:background-color="#eeeeee" loext:char-shading-value="0" loext:padding="0in" loext:border="none"/>
    </style:style>
    <style:style style:name="T30" style:family="text">
      <style:text-properties fo:font-variant="normal" fo:text-transform="none" fo:color="#1b1b1b" style:font-name="SFMono-Regular1" fo:font-size="12pt" fo:font-style="normal" fo:font-weight="normal" fo:background-color="#eeeeee" loext:char-shading-value="0" loext:padding="0in" loext:border="none"/>
    </style:style>
    <style:style style:name="T31" style:family="text">
      <style:text-properties fo:font-variant="normal" fo:text-transform="none" fo:color="#1b1b1b" style:font-name="Verdana" fo:font-size="11.25pt" fo:letter-spacing="normal" fo:font-style="normal" fo:font-weight="normal"/>
    </style:style>
    <style:style style:name="T32" style:family="text">
      <style:text-properties fo:font-variant="normal" fo:text-transform="none" fo:color="#1b1b1b" style:font-name="system-ui" fo:font-size="13.5pt" fo:letter-spacing="normal" fo:font-style="normal" fo:font-weight="normal"/>
    </style:style>
    <style:style style:name="T33" style:family="text">
      <style:text-properties fo:font-variant="normal" fo:text-transform="none" fo:color="#1b1b1b" fo:letter-spacing="normal"/>
    </style:style>
    <style:style style:name="T34" style:family="text">
      <style:text-properties fo:font-variant="normal" fo:text-transform="none" fo:color="#1b1b1b" style:font-name="SFMono-Regular2" fo:font-size="11.25pt" fo:letter-spacing="normal" fo:font-style="normal" fo:font-weight="normal"/>
    </style:style>
    <style:style style:name="T35" style:family="text">
      <style:text-properties fo:font-variant="normal" fo:text-transform="none" fo:color="#1b1b1b" style:font-name="SFMono-Regular" fo:font-size="9.75pt" fo:letter-spacing="normal" fo:font-style="normal" fo:font-weight="normal"/>
    </style:style>
    <style:style style:name="T36" style:family="text">
      <style:text-properties fo:font-variant="normal" fo:text-transform="none" fo:color="#1b1b1b" style:font-name="Lora" fo:font-size="13.5pt" fo:letter-spacing="normal" fo:font-style="normal" fo:font-weight="normal"/>
    </style:style>
    <style:style style:name="T37" style:family="text">
      <style:text-properties fo:font-variant="normal" fo:text-transform="none" fo:color="#333333" style:font-name="Helvetica Neue" fo:font-size="12.75pt" fo:letter-spacing="normal" fo:font-style="normal" fo:font-weight="normal"/>
    </style:style>
    <style:style style:name="T38" style:family="text">
      <style:text-properties fo:font-variant="normal" fo:text-transform="none" fo:color="#333333" style:font-name="Helvetica Neue" fo:font-size="12.75pt" fo:letter-spacing="normal" fo:font-style="normal" fo:font-weight="normal" officeooo:rsid="00054ab5"/>
    </style:style>
    <style:style style:name="T39" style:family="text">
      <style:text-properties fo:font-variant="normal" fo:text-transform="none" fo:color="#032f62" style:font-name="SFMono-Regular2" fo:font-size="11.25pt" fo:letter-spacing="normal" fo:font-style="normal" fo:font-weight="normal"/>
    </style:style>
    <style:style style:name="T40" style:family="text">
      <style:text-properties fo:font-variant="normal" fo:text-transform="none" fo:color="#24292e" style:font-name="SFMono-Regular2" fo:font-size="11.25pt" fo:letter-spacing="normal" fo:font-style="normal" fo:font-weight="normal"/>
    </style:style>
    <style:style style:name="T41" style:family="text">
      <style:text-properties fo:font-variant="normal" fo:text-transform="none" fo:color="#24292e" style:font-name="SFMono-Regular2" fo:font-size="11.25pt" fo:letter-spacing="normal" fo:font-style="normal" fo:font-weight="normal" officeooo:rsid="00054ab5"/>
    </style:style>
    <style:style style:name="T42" style:family="text">
      <style:text-properties fo:font-variant="normal" fo:text-transform="none" fo:color="#24292e" style:font-name="SFMono-Regular2" fo:font-size="11.25pt" fo:letter-spacing="normal" fo:font-style="normal" fo:font-weight="normal" fo:background-color="#eeeeee" loext:char-shading-value="0" loext:padding="0in" loext:border="none"/>
    </style:style>
    <style:style style:name="T43" style:family="text">
      <style:text-properties fo:font-variant="normal" fo:text-transform="none" fo:color="#24292e" style:font-name="SFMono-Regular2" fo:font-size="11.25pt" fo:letter-spacing="normal" fo:font-style="normal" fo:font-weight="normal" officeooo:rsid="000c5786"/>
    </style:style>
    <style:style style:name="T44" style:family="text">
      <style:text-properties fo:font-variant="normal" fo:text-transform="none" fo:color="#24292e" fo:letter-spacing="normal"/>
    </style:style>
    <style:style style:name="T45" style:family="text">
      <style:text-properties fo:font-variant="normal" fo:text-transform="none" fo:color="#24292e" style:font-name="Open Sans" fo:font-size="13.5pt" fo:letter-spacing="normal" fo:font-style="normal" fo:font-weight="normal"/>
    </style:style>
    <style:style style:name="T46" style:family="text">
      <style:text-properties fo:font-variant="normal" fo:text-transform="none" fo:color="#2b6dad" style:font-name="Open Sans" fo:font-size="13.5pt" fo:letter-spacing="normal" fo:font-style="normal" style:text-underline-style="solid" style:text-underline-width="auto" style:text-underline-color="font-color" fo:font-weight="normal" fo:background-color="#ffffff" loext:char-shading-value="0"/>
    </style:style>
    <style:style style:name="T47" style:family="text">
      <style:text-properties fo:font-variant="normal" fo:text-transform="none" fo:color="#d73a49" style:font-name="SFMono-Regular2" fo:font-size="11.25pt" fo:letter-spacing="normal" fo:font-style="normal" fo:font-weight="normal"/>
    </style:style>
    <style:style style:name="T48" style:family="text">
      <style:text-properties fo:font-variant="normal" fo:text-transform="none" fo:color="#6f42c1" style:font-name="SFMono-Regular2" fo:font-size="11.25pt" fo:letter-spacing="normal" fo:font-style="normal" fo:font-weight="normal"/>
    </style:style>
    <style:style style:name="T49" style:family="text">
      <style:text-properties fo:font-variant="normal" fo:text-transform="none" fo:color="#005cc5" style:font-name="SFMono-Regular2" fo:font-size="11.25pt" fo:letter-spacing="normal" fo:font-style="normal" fo:font-weight="normal"/>
    </style:style>
    <style:style style:name="T50" style:family="text">
      <style:text-properties fo:font-variant="normal" fo:text-transform="none" fo:color="#222222" style:font-name="Verdana" fo:font-size="11.25pt" fo:letter-spacing="normal" fo:font-style="normal" fo:font-weight="normal"/>
    </style:style>
    <style:style style:name="T51" style:family="text">
      <style:text-properties fo:font-variant="normal" fo:text-transform="none" fo:color="#222222" style:font-name="Verdana" fo:font-size="11.25pt" fo:letter-spacing="normal" fo:font-style="normal" fo:font-weight="normal" officeooo:rsid="000aa27e"/>
    </style:style>
    <style:style style:name="T52" style:family="text">
      <style:text-properties fo:font-variant="normal" fo:text-transform="none" fo:color="#252525" style:font-name="Noto Serif" fo:font-size="12.75pt" fo:letter-spacing="normal" fo:font-style="normal" fo:font-weight="normal"/>
    </style:style>
    <style:style style:name="T53" style:family="text">
      <style:text-properties fo:font-variant="normal" fo:text-transform="none" fo:color="#252525" style:font-name="Noto Serif" fo:font-size="12.75pt" fo:letter-spacing="normal" fo:font-style="normal" fo:font-weight="normal" officeooo:rsid="000aa27e"/>
    </style:style>
    <style:style style:name="T54" style:family="text">
      <style:text-properties fo:font-variant="normal" fo:text-transform="none" fo:color="#252525" fo:letter-spacing="normal"/>
    </style:style>
    <style:style style:name="T55" style:family="text">
      <style:text-properties fo:font-variant="normal" fo:text-transform="none" fo:color="#880000" style:font-name="SFMono-Regular" fo:font-size="9.75pt" fo:letter-spacing="normal" fo:font-style="normal" fo:font-weight="normal"/>
    </style:style>
    <style:style style:name="T56" style:family="text">
      <style:text-properties fo:font-variant="normal" fo:text-transform="none" fo:color="#212529" style:font-name="Lora" fo:font-size="13.5pt" fo:letter-spacing="normal" fo:font-style="normal" fo:font-weight="normal"/>
    </style:style>
    <style:style style:name="T57" style:family="text">
      <style:text-properties fo:font-variant="normal" fo:text-transform="none" fo:color="#212529" style:font-name="Lora" fo:font-size="13.5pt" fo:letter-spacing="normal" fo:font-style="normal" fo:font-weight="normal" officeooo:rsid="000c5786"/>
    </style:style>
    <style:style style:name="T58" style:family="text">
      <style:text-properties fo:font-variant="normal" fo:text-transform="none" fo:color="#212529" fo:letter-spacing="normal"/>
    </style:style>
    <style:style style:name="T59" style:family="text">
      <style:text-properties fo:font-variant="normal" fo:text-transform="none" fo:color="#e83e8c" style:font-name="SFMono-Regular3" fo:font-size="12pt" fo:letter-spacing="normal" fo:font-style="normal" fo:font-weight="normal"/>
    </style:style>
    <style:style style:name="T60" style:family="text">
      <style:text-properties fo:font-variant="normal" fo:text-transform="none" fo:color="#bf616a" style:font-name="SFMono-Regular3" fo:font-size="12pt" fo:letter-spacing="normal" fo:font-style="normal" fo:font-weight="normal"/>
    </style:style>
    <style:style style:name="T61" style:family="text">
      <style:text-properties fo:font-variant="normal" fo:text-transform="none" fo:color="#c0c5ce" style:font-name="SFMono-Regular3" fo:font-size="12pt" fo:letter-spacing="normal" fo:font-style="normal" fo:font-weight="normal"/>
    </style:style>
    <style:style style:name="T62" style:family="text">
      <style:text-properties fo:font-variant="normal" fo:text-transform="none" fo:color="#a3be8c" style:font-name="SFMono-Regular3" fo:font-size="12pt" fo:letter-spacing="normal" fo:font-style="normal" fo:font-weight="normal"/>
    </style:style>
    <style:style style:name="T63" style:family="text">
      <style:text-properties fo:font-variant="normal" fo:text-transform="none" fo:color="#6a737d" style:font-name="SFMono-Regular2" fo:font-size="11.25pt" fo:letter-spacing="normal" fo:font-style="normal" fo:font-weight="normal"/>
    </style:style>
    <style:style style:name="T64" style:family="text">
      <style:text-properties officeooo:rsid="0003425c"/>
    </style:style>
    <style:style style:name="T65" style:family="text">
      <style:text-properties fo:font-size="14pt" style:font-size-asian="12.25pt" style:font-size-complex="14pt"/>
    </style:style>
    <style:style style:name="T66" style:family="text">
      <style:text-properties officeooo:rsid="00040580"/>
    </style:style>
    <style:style style:name="T67" style:family="text">
      <style:text-properties officeooo:rsid="00054ab5"/>
    </style:style>
    <style:style style:name="T68" style:family="text">
      <style:text-properties officeooo:rsid="0006b9d0"/>
    </style:style>
    <style:style style:name="T69" style:family="text">
      <style:text-properties officeooo:rsid="0008100d"/>
    </style:style>
    <style:style style:name="T70" style:family="text">
      <style:text-properties officeooo:rsid="000aa27e"/>
    </style:style>
    <style:style style:name="T71" style:family="text">
      <style:text-properties fo:color="#292b2c" style:font-name="Open Sans" fo:font-size="13.5pt"/>
    </style:style>
    <style:style style:name="T72" style:family="text">
      <style:text-properties officeooo:rsid="000b52b3"/>
    </style:style>
    <style:style style:name="T73" style:family="text">
      <style:text-properties officeooo:rsid="000c5786"/>
    </style:style>
    <style:style style:name="T74" style:family="text">
      <style:text-properties style:font-name="SFMono-Regular2"/>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4">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6">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2">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3">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2">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text:start-value="3">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text:start-value="4">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text:start-value="4">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Table_20_Contents">- <text:span text:style-name="T2">Laravel framework là gì ?</text:span></text:p>
          </table:table-cell>
          <table:table-cell table:style-name="Table1.B1" office:value-type="string">
            <text:p text:style-name="P2"><text:span text:style-name="T64">+ </text:span><text:span text:style-name="Strong_20_Emphasis"><text:span text:style-name="T15">Laravel là một PHP framework, có mã nguồn mở và miễn phí, được xây dựng nhằm hỗ trợ phát triển các phần mềm, ứng dụng, theo kiến trúc MVC.</text:span></text:span></text:p>
          </table:table-cell>
        </table:table-row>
        <table:table-row>
          <table:table-cell table:style-name="Table1.A2" office:value-type="string">
            <text:p text:style-name="Table_20_Contents">- <text:span text:style-name="T2">Phiên bản mới nhất của laravel là gì?</text:span></text:p>
          </table:table-cell>
          <table:table-cell table:style-name="Table1.B2" office:value-type="string">
            <text:p text:style-name="P1">+ <text:span text:style-name="T65">Phiên bản mới nhất là 8.0.</text:span></text:p>
          </table:table-cell>
        </table:table-row>
        <table:table-row>
          <table:table-cell table:style-name="Table1.A2" office:value-type="string">
            <text:p text:style-name="Table_20_Contents">- <text:span text:style-name="T2">Middleware trong Laravel là gì?</text:span></text:p>
          </table:table-cell>
          <table:table-cell table:style-name="Table1.B2" office:value-type="string">
            <text:p text:style-name="P2"><text:span text:style-name="T64">+ </text:span><text:span text:style-name="T21">Middleware là một thành phần trung gian nữa client và server, dùng để xử lý, lọc các HTTP request đi vào ứng dụng. Nếu request hợp lệ sẽ cho đi tiếp, còn không sẽ bị dừng lại hoặc redirect sang một trang khác.</text:span></text:p>
            <text:p text:style-name="Text_20_body"><text:line-break/></text:p>
          </table:table-cell>
        </table:table-row>
        <table:table-row>
          <table:table-cell table:style-name="Table1.A2" office:value-type="string">
            <text:p text:style-name="Table_20_Contents">- <text:span text:style-name="T2">Migration trong laravel là gì? Làm thế nào để sử dụng chúng?</text:span></text:p>
          </table:table-cell>
          <table:table-cell table:style-name="Table1.B2" office:value-type="string">
            <text:p text:style-name="P2"><text:span text:style-name="T64">+ </text:span><text:span text:style-name="T24">Nó là một kiểu kiểm soát phiên bản cho cơ sở dữ liệu của chúng ta. Nó cho phép chúng ta sửa đổi và chia sẻ lược đồ cơ sở dữ liệu của ứng dụng một cách dễ dàng. Một file </text:span><text:span text:style-name="Source_20_Text"><text:span text:style-name="T29">migration</text:span></text:span><text:span text:style-name="T24"> chứa 2 methods </text:span><text:span text:style-name="Source_20_Text"><text:span text:style-name="T29">up</text:span></text:span><text:span text:style-name="T24"> và </text:span><text:span text:style-name="Source_20_Text"><text:span text:style-name="T29">down()</text:span></text:span><text:span text:style-name="T24"> . Hàm </text:span><text:span text:style-name="Source_20_Text"><text:span text:style-name="T29">up()</text:span></text:span><text:span text:style-name="T24"> sử dụng để thêm 1 bảng, cột, indexes của cơ sở dữ liệu và hàm </text:span><text:span text:style-name="Source_20_Text"><text:span text:style-name="T29">down()</text:span></text:span><text:span text:style-name="T24"> sử dụng để </text:span><text:span text:style-name="Source_20_Text"><text:span text:style-name="T29">reverse</text:span></text:span><text:span text:style-name="T24"> (đảo ngược) các hành động thực hiện bởi hàm </text:span><text:span text:style-name="Source_20_Text"><text:span text:style-name="T29">up()</text:span></text:span></text:p>
            <text:p text:style-name="P15"/>
            <text:p text:style-name="P2"><text:span text:style-name="T25">+ </text:span><text:span text:style-name="T24">Phải có kết nối với database .</text:span></text:p>
            <text:p text:style-name="P2"><text:span text:style-name="T25">+ M</text:span><text:span text:style-name="T3">igrations muốn sử dụng được thì phải nằm trong thư mục App\database\migrations</text:span></text:p>
            <text:p text:style-name="P16"/>
          </table:table-cell>
        </table:table-row>
        <table:table-row>
          <table:table-cell table:style-name="Table1.A2" office:value-type="string">
            <text:p text:style-name="Table_20_Contents">- <text:span text:style-name="T2">Các khái niệm cơ bản trong laravel là gì?</text:span></text:p>
          </table:table-cell>
          <table:table-cell table:style-name="Table1.B2" office:value-type="string">
            <text:p text:style-name="P10"><text:span text:style-name="T66">+ </text:span>Blade Templating</text:p>
            <text:p text:style-name="P10"><text:span text:style-name="T66">+ </text:span>Routing</text:p>
            <text:p text:style-name="P10"><text:span text:style-name="T66">+ </text:span>Eloquent ORM</text:p>
            <text:p text:style-name="P10"><text:span text:style-name="T66">+ </text:span>Middleware</text:p>
            <text:p text:style-name="P10"><text:span text:style-name="T66">+ </text:span>Artisan(Command-Line Interface)</text:p>
            <text:p text:style-name="P10"><text:span text:style-name="T66">+ </text:span>Security</text:p>
            <text:p text:style-name="P10"><text:span text:style-name="T66">+ </text:span>In built Packages</text:p>
            <text:p text:style-name="P10"><text:span text:style-name="T66">+ </text:span>Caching</text:p>
            <text:p text:style-name="P10"><text:span text:style-name="T66">+ </text:span>Service Providers</text:p>
            <text:p text:style-name="P10"><text:span text:style-name="T66">+ </text:span>Facades</text:p>
            <text:p text:style-name="P11"><text:span text:style-name="T4">+ </text:span><text:span text:style-name="T3">Service Containe</text:span></text:p>
          </table:table-cell>
        </table:table-row>
        <table:table-row>
          <table:table-cell table:style-name="Table1.A2" office:value-type="string">
            <text:p text:style-name="Table_20_Contents">- <text:span text:style-name="T2">Service providers </text:span><text:soft-page-break/><text:span text:style-name="T2">trong laravel là gì?</text:span></text:p>
          </table:table-cell>
          <table:table-cell table:style-name="Table1.B2" office:value-type="string">
            <text:p text:style-name="P3"><text:span text:style-name="T66">+ </text:span><text:span text:style-name="Source_20_Text"><text:span text:style-name="T29">Service providers</text:span></text:span><text:span text:style-name="T31"> </text:span><text:span text:style-name="T24">có một vị trí trung tâm của toàn </text:span><text:soft-page-break/><text:span text:style-name="T24">bộ ứng dụng Laravel. </text:span><text:span text:style-name="Source_20_Text"><text:span text:style-name="T29">Service providers</text:span></text:span><text:span text:style-name="T31"> </text:span><text:span text:style-name="T24">là một công cụ mạnh mẽ để quản lí các </text:span><text:span text:style-name="Source_20_Text"><text:span text:style-name="T29">class dependencies</text:span></text:span><text:span text:style-name="T31"> </text:span><text:span text:style-name="T24">và thực hiện quá trình </text:span><text:span text:style-name="Source_20_Text"><text:span text:style-name="T29">dependency injection</text:span></text:span><text:span text:style-name="T24">. Service provider nói với Laravel </text:span><text:span text:style-name="Source_20_Text"><text:span text:style-name="T29">bind</text:span></text:span><text:span text:style-name="T31"> </text:span><text:span text:style-name="T24">các thành phần khác nhau vào </text:span><text:span text:style-name="Source_20_Text"><text:span text:style-name="T29">Service container</text:span></text:span><text:span text:style-name="T31"> </text:span><text:span text:style-name="T24">của laravel. Bạn có thể sử dụng lệnh </text:span><text:span text:style-name="Source_20_Text"><text:span text:style-name="T29">php artisan make: provider ClientsServiceProvider</text:span></text:span><text:span text:style-name="T31"> </text:span><text:span text:style-name="T24">trên command để tự tạo ra một </text:span><text:span text:style-name="Source_20_Text"><text:span text:style-name="T29">service provider</text:span></text:span><text:span text:style-name="T24">. Nó sẽ cung cấp cho chúng ta 2 </text:span><text:span text:style-name="Source_20_Text"><text:span text:style-name="T29">function</text:span></text:span><text:span text:style-name="T31"> </text:span><text:span text:style-name="T24">là: </text:span><text:span text:style-name="Source_20_Text"><text:span text:style-name="T29">register()</text:span></text:span><text:span text:style-name="T31"> </text:span><text:span text:style-name="T24">và </text:span><text:span text:style-name="Source_20_Text"><text:span text:style-name="T29">boot()</text:span></text:span><text:span text:style-name="T24">.</text:span></text:p>
          </table:table-cell>
        </table:table-row>
        <table:table-row>
          <table:table-cell table:style-name="Table1.A2" office:value-type="string">
            <text:p text:style-name="Table_20_Contents">- Lumen là gì ?</text:p>
          </table:table-cell>
          <table:table-cell table:style-name="Table1.B2" office:value-type="string">
            <text:p text:style-name="P3"><text:span text:style-name="T66">+ </text:span><text:span text:style-name="T24">Đây là giải pháp hoàn hảo để phát triển các </text:span><text:span text:style-name="Source_20_Text"><text:span text:style-name="T29">microservices</text:span></text:span><text:span text:style-name="T32"> </text:span><text:span text:style-name="T24">và </text:span><text:span text:style-name="Source_20_Text"><text:span text:style-name="T29">fast API</text:span></text:span><text:span text:style-name="T32"> </text:span><text:span text:style-name="T24">dựa trên Laravel. Đó là một dự án mới được tạo ra bởi Taylor Otwell. Nó được xây dựng cho microservice, không nhiều cho các ứng dụng giao tiếp với người dùng. Bạn phải sử dụng lệnh này để cài đặt lumem </text:span><text:span text:style-name="Source_20_Text"><text:span text:style-name="T29">composer global require "laravel/lumen-installer=~1.0"</text:span></text:span><text:span text:style-name="T24">.</text:span></text:p>
            <text:p text:style-name="P18"/>
          </table:table-cell>
        </table:table-row>
        <table:table-row>
          <table:table-cell table:style-name="Table1.A2" office:value-type="string">
            <text:p text:style-name="Table_20_Contents">- Cấu hình laravel <text:span text:style-name="T67">8.0 là gì ?</text:span></text:p>
          </table:table-cell>
          <table:table-cell table:style-name="Table1.B2" office:value-type="string">
            <text:p text:style-name="P5"><text:span text:style-name="T67">+ </text:span><text:span text:style-name="T37">PHP &gt;= 7.3</text:span></text:p>
            <text:p text:style-name="P5"><text:span text:style-name="T38">+ </text:span><text:span text:style-name="T37">BCMath PHP Extension</text:span></text:p>
            <text:p text:style-name="P5"><text:span text:style-name="T38">+ </text:span><text:span text:style-name="T37">Ctype PHP Extension</text:span></text:p>
            <text:p text:style-name="P5"><text:span text:style-name="T38">+ </text:span><text:span text:style-name="T37">Fileinfo PHP Extension </text:span></text:p>
            <text:p text:style-name="P5"><text:span text:style-name="T38">+ </text:span><text:span text:style-name="T37">JSON PHP Extension</text:span></text:p>
            <text:p text:style-name="P5"><text:span text:style-name="T38">+ </text:span><text:span text:style-name="T37">Mbstring PHP Extension</text:span></text:p>
            <text:p text:style-name="P5"><text:span text:style-name="T38">+ </text:span><text:span text:style-name="T37">OpenSSL PHP Extension</text:span></text:p>
            <text:p text:style-name="P5"><text:span text:style-name="T38">+ </text:span><text:span text:style-name="T37">PDO PHP Extension</text:span></text:p>
            <text:p text:style-name="P5"><text:span text:style-name="T38">+ </text:span><text:span text:style-name="T37">Tokenizer PHP Extension</text:span></text:p>
            <text:p text:style-name="P5"><text:span text:style-name="T38">+</text:span><text:span text:style-name="T37">XML PHP Extension</text:span></text:p>
          </table:table-cell>
        </table:table-row>
        <table:table-row>
          <table:table-cell table:style-name="Table1.A2" office:value-type="string">
            <text:p text:style-name="Table_20_Contents">- <text:span text:style-name="T2">Làm thế nào chúng ta có thể tắt bảo vệ CRSF cho một Route cụ thể?</text:span></text:p>
          </table:table-cell>
          <table:table-cell table:style-name="Table1.B2" office:value-type="string">
            <text:p text:style-name="P5"><text:span text:style-name="T67">+ </text:span><text:span text:style-name="T24">Chúng ta có thể thêm URL cụ thể hoặc Route trong biến </text:span><text:span text:style-name="Source_20_Text"><text:span text:style-name="T29">$except</text:span></text:span><text:span text:style-name="T33"> </text:span><text:span text:style-name="T24">trong file </text:span><text:span text:style-name="Source_20_Text"><text:span text:style-name="T29">app\Http\Middleware\VerifyCsrfToken.php</text:span></text:span></text:p>
          </table:table-cell>
        </table:table-row>
        <table:table-row>
          <table:table-cell table:style-name="Table1.A2" office:value-type="string">
            <text:p text:style-name="Table_20_Contents">- <text:bookmark text:name="_11-laravel-su-dung-template-engine-nao-11"/><text:span text:style-name="T9">Laravel sử dụng template engine nào?</text:span></text:p>
          </table:table-cell>
          <table:table-cell table:style-name="Table1.B2" office:value-type="string">
            <text:p text:style-name="P5"><text:span text:style-name="T67">+ </text:span><text:span text:style-name="T24">Laravel sử dụng </text:span><text:span text:style-name="Strong_20_Emphasis"><text:span text:style-name="T24">Blade Template Engine</text:span></text:span><text:span text:style-name="T24">. Nó là một templating engine đơn giản và mạnh mẽ được cung cấp bởi Laravel.</text:span></text:p>
          </table:table-cell>
        </table:table-row>
        <table:table-row>
          <table:table-cell table:style-name="Table1.A2" office:value-type="string">
            <text:p text:style-name="Table_20_Contents">- <text:bookmark text:name="_12-facade-trong-laravel-la-gi--lam-sao-de-su-dung-no--12"/><text:span text:style-name="T9">Facade trong laravel là gì ? Làm sao để sử dụng nó ?</text:span></text:p>
          </table:table-cell>
          <table:table-cell table:style-name="Table1.B2" office:value-type="string">
            <text:p text:style-name="P5"><text:span text:style-name="T67">+ </text:span><text:span text:style-name="T24">Facade là 1 kiểu class, class này cung cấp 1 </text:span><text:span text:style-name="Source_20_Text"><text:span text:style-name="T29">static interface</text:span></text:span><text:span text:style-name="T33"> </text:span><text:span text:style-name="T24">cho services. Facade giúp truy cập 1 </text:span><text:span text:style-name="Source_20_Text"><text:span text:style-name="T29">service</text:span></text:span><text:span text:style-name="T33"> </text:span><text:span text:style-name="T24">trực tiếp từ </text:span><text:span text:style-name="Source_20_Text"><text:span text:style-name="T29">container</text:span></text:span><text:span text:style-name="T24">. Nó được định nghĩa trong Illuminate\Support\Facades, nhờ đó chúng ta có thể dễ dàng sử dụng.</text:span></text:p>
          </table:table-cell>
        </table:table-row>
        <table:table-row>
          <table:table-cell table:style-name="Table1.A2" office:value-type="string">
            <text:p text:style-name="Table_20_Contents">- <text:bookmark text:name="_13-lam-the-nao-de-tao-1-helper-trong-laravel--13"/><text:span text:style-name="T9">Làm thế nào để tạo 1 helper trong Laravel ?</text:span></text:p>
          </table:table-cell>
          <table:table-cell table:style-name="Table1.B2" office:value-type="string">
            <text:p text:style-name="P5"><text:span text:style-name="T67">+ </text:span><text:span text:style-name="T3">Tạo một </text:span><text:span text:style-name="Source_20_Text"><text:span text:style-name="T10">app/helpers.php</text:span></text:span><text:span text:style-name="T3"> trong thư mục ứng dụng</text:span></text:p>
            <text:p text:style-name="P5"><text:span text:style-name="T67">+ </text:span><text:span text:style-name="T3">Thêm</text:span><text:span text:style-name="T5"> </text:span><text:span text:style-name="T39">"files"</text:span><text:span text:style-name="T40">:</text:span><text:span text:style-name="T45"> </text:span><text:span text:style-name="T40">[</text:span><text:span text:style-name="T45"> </text:span><text:span text:style-name="T39">"app/helpers.php"</text:span><text:span text:style-name="T45"> </text:span><text:span text:style-name="T40">] </text:span><text:span text:style-name="T24">trong biến </text:span><text:span text:style-name="Source_20_Text"><text:span text:style-name="T29">autoload</text:span></text:span><text:span text:style-name="T34"> </text:span><text:span text:style-name="T24">của file </text:span><text:span text:style-name="Source_20_Text"><text:span text:style-name="T29">composer.json</text:span></text:span><text:span text:style-name="T24">.</text:span></text:p>
            <text:p text:style-name="P5"><text:span text:style-name="T41">+ </text:span><text:span text:style-name="T3">Sau đó update composer bằng </text:span><text:span text:style-name="Source_20_Text"><text:span text:style-name="T10">composer dump-autoload</text:span></text:span><text:span text:style-name="T3"> và </text:span><text:span text:style-name="Source_20_Text"><text:span text:style-name="T10">composer update</text:span></text:span><text:span text:style-name="Source_20_Text"><text:span text:style-name="T42">.</text:span></text:span></text:p>
          </table:table-cell>
        </table:table-row>
        <text:soft-page-break/>
        <table:table-row>
          <table:table-cell table:style-name="Table1.A2" office:value-type="string">
            <text:p text:style-name="Table_20_Contents">- <text:span text:style-name="T2">Sử dụng middleware trong laravel như thế nào?</text:span></text:p>
          </table:table-cell>
          <table:table-cell table:style-name="Table1.B2" office:value-type="string">
            <text:p text:style-name="P5"><text:span text:style-name="T67">+ </text:span><text:span text:style-name="T3">Chúng ta có thể tạo 1 middelware với lệnh </text:span><text:span text:style-name="Source_20_Text"><text:span text:style-name="T10">php artisan make:middleware UsersMiddleware</text:span></text:span></text:p>
            <text:p text:style-name="P5"><text:span text:style-name="Source_20_Text"><text:span text:style-name="T11">+ </text:span></text:span><text:span text:style-name="T3">Ở đây </text:span><text:span text:style-name="Source_20_Text"><text:span text:style-name="T10">UsersMiddleware</text:span></text:span><text:span text:style-name="T3"> là tên của Middleware. Sau khi chạy lệnh này nó sẽ tạo ra một file </text:span><text:span text:style-name="Source_20_Text"><text:span text:style-name="T10">UsersMiddleware.php</text:span></text:span><text:span text:style-name="T3"> trong đường dẫn </text:span><text:span text:style-name="Source_20_Text"><text:span text:style-name="T10">app/Http/Middleware</text:span></text:span><text:span text:style-name="T3">.</text:span></text:p>
            <text:p text:style-name="P5"><text:span text:style-name="T5">+ </text:span><text:span text:style-name="T3">Sau đó chúng ta phải đăng kí </text:span><text:span text:style-name="Source_20_Text"><text:span text:style-name="T10">middleware</text:span></text:span><text:span text:style-name="T3"> vừa tạo </text:span><text:span text:style-name="Source_20_Text"><text:span text:style-name="T10">kernel.php</text:span></text:span><text:span text:style-name="T3"> trong đường dẫn </text:span><text:span text:style-name="Source_20_Text"><text:span text:style-name="T10">app/Http</text:span></text:span><text:span text:style-name="T3">.</text:span></text:p>
            <text:p text:style-name="P5"><text:span text:style-name="T67">+ </text:span><text:span text:style-name="T3">Bây giờ chúng ta có thể gọi </text:span><text:span text:style-name="Source_20_Text"><text:span text:style-name="T10">middleware</text:span></text:span><text:span text:style-name="T3"> Users ở những chỗ chúng ta cần như controller hoặc route.</text:span></text:p>
            <text:p text:style-name="P4"/>
          </table:table-cell>
        </table:table-row>
        <table:table-row>
          <table:table-cell table:style-name="Table1.A2" office:value-type="string">
            <text:p text:style-name="Table_20_Contents">- <text:bookmark text:name="_15-mot-artisan-la-gi-15"/><text:span text:style-name="T9">Một Artisan là gì?</text:span></text:p>
            <text:p text:style-name="Table_20_Contents"/>
          </table:table-cell>
          <table:table-cell table:style-name="Table1.B2" office:value-type="string">
            <text:p text:style-name="P5"><text:span text:style-name="T67">+ </text:span><text:span text:style-name="T24">Artisan là một kiểu </text:span><text:span text:style-name="Source_20_Text"><text:span text:style-name="T29">command line interface"</text:span></text:span><text:span text:style-name="T33"> </text:span><text:span text:style-name="T24">sử dụng trong Laravel. Nó cung cấp rất nhiều lệnh hữu ích cho bạn trong khi phát triển ứng dụng của bạn</text:span></text:p>
          </table:table-cell>
        </table:table-row>
        <table:table-row>
          <table:table-cell table:style-name="Table1.A2" office:value-type="string">
            <text:p text:style-name="Table_20_Contents">- <text:bookmark text:name="_16-service-container-la-gi-16"/><text:span text:style-name="T9">Service container là gì?</text:span></text:p>
            <text:p text:style-name="Table_20_Contents"/>
          </table:table-cell>
          <table:table-cell table:style-name="Table1.B2" office:value-type="string">
            <text:p text:style-name="P5"><text:span text:style-name="T67">+ </text:span><text:span text:style-name="T24">Service Container là một công cụ mạnh mẽ được sử dụng để quản lý các </text:span><text:span text:style-name="Source_20_Text"><text:span text:style-name="T29">class dependencies</text:span></text:span><text:span text:style-name="T33"> </text:span><text:span text:style-name="T24">và thực hiện </text:span><text:span text:style-name="Source_20_Text"><text:span text:style-name="T29">dependency injection</text:span></text:span><text:span text:style-name="T24">. Nó còn được gọi là </text:span><text:span text:style-name="Source_20_Text"><text:span text:style-name="T29">container IoC</text:span></text:span><text:span text:style-name="T24">.</text:span></text:p>
          </table:table-cell>
        </table:table-row>
        <table:table-row>
          <table:table-cell table:style-name="Table1.A2" office:value-type="string">
            <text:p text:style-name="Table_20_Contents">- <text:bookmark text:name="_17-lam-the-nao-chung-ta-co-the-cau-hinh-mot-mail-trong-laravel-17"/><text:span text:style-name="T9">Làm thế nào chúng ta có thể cấu hình một Mail trong laravel?</text:span></text:p>
            <text:p text:style-name="Table_20_Contents"/>
          </table:table-cell>
          <table:table-cell table:style-name="Table1.B2" office:value-type="string">
            <text:p text:style-name="P7"><text:span text:style-name="T68">+ </text:span><text:span text:style-name="T24">Laravel cung cấp API rõ ràng và đơn giản trên thư viện phổ biến </text:span><text:span text:style-name="Source_20_Text"><text:span text:style-name="T29">SwiftMailer</text:span></text:span><text:span text:style-name="T33"> </text:span><text:span text:style-name="T24">với các drivers cho </text:span><text:span text:style-name="Source_20_Text"><text:span text:style-name="T29">SMTP</text:span></text:span><text:span text:style-name="T24">, </text:span><text:span text:style-name="Source_20_Text"><text:span text:style-name="T29">Mailgun</text:span></text:span><text:span text:style-name="T24">, </text:span><text:span text:style-name="Source_20_Text"><text:span text:style-name="T29">SparkPost</text:span></text:span><text:span text:style-name="T24">, </text:span><text:span text:style-name="Source_20_Text"><text:span text:style-name="T29">Amazon SES</text:span></text:span><text:span text:style-name="T33"> </text:span><text:span text:style-name="T24">và gửi email. Laravel đang cho phép chúng tôi gửi </text:span><text:span text:style-name="Source_20_Text"><text:span text:style-name="T29">Mail quickly</text:span></text:span><text:span text:style-name="T33"> </text:span><text:span text:style-name="T24">thông qua các dịch vụ local hoặc trên nền tảng đám mây.</text:span></text:p>
          </table:table-cell>
        </table:table-row>
        <table:table-row>
          <table:table-cell table:style-name="Table1.A2" office:value-type="string">
            <text:p text:style-name="Table_20_Contents">- <text:bookmark text:name="_18-auth-la-gi--lam-sao-de-su-dung-chung--18"/><text:span text:style-name="T9">Auth là gì ? Làm sao để sử dụng chúng ?</text:span></text:p>
            <text:p text:style-name="Table_20_Contents"/>
          </table:table-cell>
          <table:table-cell table:style-name="Table1.B2" office:value-type="string">
            <text:p text:style-name="P7"><text:span text:style-name="T68">+ </text:span><text:span text:style-name="T24">Laravel Auth là quá trình xác định thông tin đăng nhập của người dùng với cơ sở dữ liệu. Laravel quản lý nó với sự trợ giúp của các </text:span><text:span text:style-name="Source_20_Text"><text:span text:style-name="T29">sessions</text:span></text:span><text:span text:style-name="T24">, Các </text:span><text:span text:style-name="Source_20_Text"><text:span text:style-name="T29">sessions</text:span></text:span><text:span text:style-name="T33"> </text:span><text:span text:style-name="T24">lấy tham số đầu vào như tên người dùng và mật khẩu, để nhận dạng người dùng. Nếu các cài đặt khớp nhau thì người dùng được cho là đã được xác thực. Auth là chức năng được xây dựng do Laravel cung cấp; chúng ta phải sử dụng lệnh </text:span><text:span text:style-name="Source_20_Text"><text:span text:style-name="T29">php artisan make: auth</text:span></text:span><text:span text:style-name="T33"> </text:span><text:span text:style-name="T24">Auth được sử dụng để xác định thông tin đăng nhập của người dùng với cơ sở dữ liệu.</text:span></text:p>
          </table:table-cell>
        </table:table-row>
        <table:table-row>
          <table:table-cell table:style-name="Table1.A2" office:value-type="string">
            <text:p text:style-name="Table_20_Contents">- <text:bookmark text:name="_19-cac-tinh-nang-cua-laravel-la-gi-19"/><text:span text:style-name="T9">Các tính năng của laravel là gì?</text:span></text:p>
            <text:p text:style-name="Table_20_Contents"/>
          </table:table-cell>
          <table:table-cell table:style-name="Table1.B2" office:value-type="string">
            <text:p text:style-name="P7"><text:span text:style-name="T68">+ </text:span><text:span text:style-name="T3">Cung cấp một bộ chức năng phong phú như </text:span><text:span text:style-name="Source_20_Text"><text:span text:style-name="T10">Eloquent ORM</text:span></text:span><text:span text:style-name="T3">, </text:span><text:span text:style-name="Source_20_Text"><text:span text:style-name="T10">Template Engine</text:span></text:span><text:span text:style-name="T3">, </text:span><text:span text:style-name="Source_20_Text"><text:span text:style-name="T10">Artisan</text:span></text:span><text:span text:style-name="T3">, </text:span><text:span text:style-name="Source_20_Text"><text:span text:style-name="T10">Migration system for databases</text:span></text:span><text:span text:style-name="T3"> . . .</text:span></text:p>
            <text:p text:style-name="P7"><text:span text:style-name="Source_20_Text"><text:span text:style-name="T6">+ </text:span></text:span><text:span text:style-name="Source_20_Text"><text:span text:style-name="T10">Libraries</text:span></text:span><text:span text:style-name="T3"> &amp; </text:span><text:span text:style-name="Source_20_Text"><text:span text:style-name="T10">Modular</text:span></text:span><text:span text:style-name="T3"> (Thư viện và Mô dun)</text:span></text:p>
            <text:p text:style-name="P7"><text:span text:style-name="T8">+ </text:span><text:span text:style-name="T3">Chúng hỗ trợ kiến trúc MVC</text:span></text:p>
            <text:p text:style-name="P7"><text:span text:style-name="T8">+ </text:span><text:span text:style-name="T3">Unit Testing</text:span></text:p>
            <text:p text:style-name="P7"><text:span text:style-name="T8">+ </text:span><text:span text:style-name="T3">Bảo mật</text:span></text:p>
            <text:p text:style-name="P7"><text:span text:style-name="T8">+ </text:span><text:span text:style-name="T3">Trang web được xây dựng trong Laravel có khả năng mở rộng và bảo mật hơn.</text:span></text:p>
            <text:p text:style-name="P7"><text:soft-page-break/><text:span text:style-name="T8">+ </text:span><text:span text:style-name="T3">Nó bao gồm các </text:span><text:span text:style-name="Source_20_Text"><text:span text:style-name="T10">namspace</text:span></text:span><text:span text:style-name="T3">và </text:span><text:span text:style-name="Source_20_Text"><text:span text:style-name="T10">interface</text:span></text:span><text:span text:style-name="T3"> giúp tổ chức tất cả các tài nguyên.</text:span></text:p>
            <text:p text:style-name="P7"><text:span text:style-name="T8">+ </text:span><text:span text:style-name="T3">Cung cấp API clean</text:span></text:p>
            <text:p text:style-name="P6"/>
          </table:table-cell>
        </table:table-row>
        <table:table-row>
          <table:table-cell table:style-name="Table1.A2" office:value-type="string">
            <text:p text:style-name="Table_20_Contents">- <text:bookmark text:name="_21-package-trong-laravel-la-gi--21"/><text:span text:style-name="T9">Package trong Laravel là gì ?</text:span></text:p>
            <text:p text:style-name="Table_20_Contents"/>
          </table:table-cell>
          <table:table-cell table:style-name="Table1.B2" office:value-type="string">
            <text:p text:style-name="P7"><text:span text:style-name="T68">+ </text:span><text:span text:style-name="T24">Package Laravel là một cách chính để thêm chức năng vào Laravel. Packages có thể chứa </text:span><text:span text:style-name="Source_20_Text"><text:span text:style-name="T29">routes</text:span></text:span><text:span text:style-name="T24">, </text:span><text:span text:style-name="Source_20_Text"><text:span text:style-name="T29">controllers</text:span></text:span><text:span text:style-name="T24">, </text:span><text:span text:style-name="Source_20_Text"><text:span text:style-name="T29">views</text:span></text:span><text:span text:style-name="T33"> </text:span><text:span text:style-name="T24">và cấu hình đặc biệt nhằm tăng cường tính ứng dụng ở nhiều project Laravel khác nhau.</text:span></text:p>
            <text:p text:style-name="P7"><text:span text:style-name="T26">+ </text:span><text:span text:style-name="T24">Có rất nhiều </text:span><text:span text:style-name="Source_20_Text"><text:span text:style-name="T29">Package</text:span></text:span><text:span text:style-name="T24"> có sẵn hiện nay và laravel có một số </text:span><text:span text:style-name="Source_20_Text"><text:span text:style-name="T29">Package</text:span></text:span><text:span text:style-name="T24"> chính thức được đưa ra dưới đây:</text:span></text:p>
            <text:p text:style-name="P28"><text:s text:c="8"/></text:p>
            <text:p text:style-name="P28"><text:s text:c="8"/>Cashier</text:p>
            <text:list xml:id="list2502284195" text:style-name="L1">
              <text:list-item>
                <text:p text:style-name="P30">Dusk</text:p>
              </text:list-item>
              <text:list-item>
                <text:p text:style-name="P29">Envoy</text:p>
              </text:list-item>
              <text:list-item>
                <text:p text:style-name="P29">Passport</text:p>
              </text:list-item>
              <text:list-item>
                <text:p text:style-name="P29">Socialite</text:p>
              </text:list-item>
              <text:list-item>
                <text:p text:style-name="P29">Telescope</text:p>
              </text:list-item>
            </text:list>
            <text:p text:style-name="P17"/>
          </table:table-cell>
        </table:table-row>
        <table:table-row>
          <table:table-cell table:style-name="Table1.A2" office:value-type="string">
            <text:p text:style-name="Table_20_Contents">- <text:bookmark text:name="_22-validation-trong-laravel-va-cach-su-dung--22"/><text:span text:style-name="T9">Validation trong laravel và cách sử dụng ?</text:span></text:p>
            <text:p text:style-name="Table_20_Contents"/>
          </table:table-cell>
          <table:table-cell table:style-name="Table1.B2" office:value-type="string">
            <text:p text:style-name="P7"><text:span text:style-name="T68">+ </text:span><text:span text:style-name="T24">Validation là một điều quan trọng nhất trong khi thiết kế một ứng dụng. Nó xác nhận dữ liệu đến. Nó sử dụng </text:span><text:span text:style-name="Source_20_Text"><text:span text:style-name="T29">ValidatesRequests</text:span></text:span><text:span text:style-name="T33"> </text:span><text:span text:style-name="T24">cung cấp một phương thức thuận tiện để xác thực các yêu cầu HTTP đến với các quy tắc xác thực mạnh mẽ. </text:span></text:p>
          </table:table-cell>
        </table:table-row>
        <table:table-row>
          <table:table-cell table:style-name="Table1.A2" office:value-type="string">
            <text:p text:style-name="Table_20_Contents">- <text:bookmark text:name="_23-lam-sao-de-ke-thua-file-view-trong-laravel-23"/><text:span text:style-name="T9">Làm sao để kế thừa file view trong Laravel</text:span></text:p>
            <text:p text:style-name="Table_20_Contents"/>
          </table:table-cell>
          <table:table-cell table:style-name="Table1.B2" office:value-type="string">
            <text:p text:style-name="P7"><text:span text:style-name="T68">+ Ta dùng </text:span><text:a xlink:type="simple" xlink:href="https://viblo.asia/u/extends" office:target-frame-name="_blank" xlink:show="new" text:style-name="Internet_20_link" text:visited-style-name="Visited_20_Internet_20_Link"><text:span text:style-name="T46">@extends</text:span></text:a><text:span text:style-name="T33"> </text:span></text:p>
          </table:table-cell>
        </table:table-row>
        <table:table-row>
          <table:table-cell table:style-name="Table1.A2" office:value-type="string">
            <text:p text:style-name="Table_20_Contents">- <text:bookmark text:name="_24-lam-the-nao-de-chuyen-huong-tu-controller-sang-view-trong-laravel--24"/><text:span text:style-name="T13"> </text:span><text:span text:style-name="T9">Làm thế nào để chuyển hướng từ controller sang view trong laravel ?</text:span></text:p>
            <text:p text:style-name="Table_20_Contents"/>
          </table:table-cell>
          <table:table-cell table:style-name="Table1.B2" office:value-type="string">
            <text:p text:style-name="P7"><text:s/><text:span text:style-name="T69">+ </text:span><text:span text:style-name="T24">Chúng ta có thể sử dụng</text:span></text:p>
            <text:p text:style-name="P8"><text:span text:style-name="T47">return</text:span><text:span text:style-name="T45"> </text:span><text:span text:style-name="T48">redirect</text:span><text:span text:style-name="T40">(</text:span><text:span text:style-name="T39">'/'</text:span><text:span text:style-name="T40">)</text:span><text:span text:style-name="T47">-&gt;</text:span><text:span text:style-name="T48">withErrors</text:span><text:span text:style-name="T40">(</text:span><text:span text:style-name="T39">'You can type your message here'</text:span><text:span text:style-name="T40">);</text:span><text:span text:style-name="T45"> </text:span></text:p>
            <text:p text:style-name="P8"><text:span text:style-name="T47">return</text:span><text:span text:style-name="T45"> </text:span><text:span text:style-name="T48">redirect</text:span><text:span text:style-name="T40">(</text:span><text:span text:style-name="T39">'/'</text:span><text:span text:style-name="T40">)</text:span><text:span text:style-name="T47">-&gt;</text:span><text:span text:style-name="T48">with</text:span><text:span text:style-name="T40">(</text:span><text:span text:style-name="T39">'variableName'</text:span><text:span text:style-name="T40">,</text:span><text:span text:style-name="T45"> </text:span><text:span text:style-name="T39">'You can type your message here'</text:span><text:span text:style-name="T40">);</text:span><text:span text:style-name="T45"> </text:span></text:p>
            <text:p text:style-name="P8"><text:span text:style-name="T47">return</text:span><text:span text:style-name="T45"> </text:span><text:span text:style-name="T48">redirect</text:span><text:span text:style-name="T40">(</text:span><text:span text:style-name="T39">'/'</text:span><text:span text:style-name="T40">)</text:span><text:span text:style-name="T47">-&gt;</text:span><text:span text:style-name="T48">route</text:span><text:span text:style-name="T40">(</text:span><text:span text:style-name="T39">'PutRouteNameHere'</text:span><text:span text:style-name="T40">);</text:span></text:p>
          </table:table-cell>
        </table:table-row>
        <table:table-row>
          <table:table-cell table:style-name="Table1.A2" office:value-type="string">
            <text:p text:style-name="Table_20_Contents">- <text:bookmark text:name="_25-lam-the-nao-de-tao-mot-hang-so-va-su-dung-globally-25"/><text:span text:style-name="T9">Làm thế nào để tạo một hằng số và sử dụng globally?</text:span></text:p>
            <text:p text:style-name="Table_20_Contents"/>
          </table:table-cell>
          <table:table-cell table:style-name="Table1.B2" office:value-type="string">
            <text:p text:style-name="P8"><text:span text:style-name="T69">+ </text:span><text:span text:style-name="T24">Bạn có thể tạo một </text:span><text:span text:style-name="Source_20_Text"><text:span text:style-name="T29">constants.php page/file</text:span></text:span><text:span text:style-name="T33"> </text:span><text:span text:style-name="T24">trong thư mục cấu hình nếu không tồn tại. Bây giờ bạn có thể đặt biến không đổi có giá trị ở đây và có thể sử dụng với Config :: get ('constants.VaribleName');</text:span></text:p>
          </table:table-cell>
        </table:table-row>
        <table:table-row>
          <table:table-cell table:style-name="Table1.A2" office:value-type="string">
            <text:p text:style-name="Table_20_Contents">- <text:bookmark text:name="_28-lam-sao-de-bat-log-query-trong-laravel--27"/><text:span text:style-name="T9">Làm sao để bật Log Query trong Laravel ?</text:span></text:p>
            <text:p text:style-name="Table_20_Contents"/>
          </table:table-cell>
          <table:table-cell table:style-name="Table1.B2" office:value-type="string">
            <text:p text:style-name="P8"><text:span text:style-name="T69">+ </text:span><text:span text:style-name="T40">DB::connection()→enableQueryLog();</text:span></text:p>
            <text:p text:style-name="P8"><text:span text:style-name="T44"><text:s/></text:span><text:span text:style-name="T40">$result</text:span><text:span text:style-name="T44"> </text:span><text:span text:style-name="T47">=</text:span><text:span text:style-name="T44"> </text:span><text:span text:style-name="T40">User:</text:span><text:span text:style-name="T48">where</text:span><text:span text:style-name="T40">([</text:span><text:span text:style-name="T39">'status'</text:span><text:span text:style-name="T44"> </text:span><text:span text:style-name="T47">=&gt;</text:span><text:span text:style-name="T44"> </text:span><text:span text:style-name="T49">1</text:span><text:span text:style-name="T40">])</text:span><text:span text:style-name="T47">-&gt;</text:span><text:span text:style-name="T48">get</text:span><text:span text:style-name="T40">();</text:span><text:span text:style-name="T44"> </text:span></text:p>
            <text:p text:style-name="P8"><text:span text:style-name="T40"><text:s/>$log</text:span><text:span text:style-name="T44"> </text:span><text:span text:style-name="T47">=</text:span><text:span text:style-name="T44"> </text:span><text:span text:style-name="T40">DB::</text:span><text:span text:style-name="T48">getQueryLog</text:span><text:span text:style-name="T40">();</text:span><text:span text:style-name="T44"> </text:span></text:p>
            <text:p text:style-name="P8"><text:span text:style-name="T40"><text:s/></text:span><text:span text:style-name="T48">dd</text:span><text:span text:style-name="T40">($log);</text:span></text:p>
          </table:table-cell>
        </table:table-row>
        <text:soft-page-break/>
        <table:table-row>
          <table:table-cell table:style-name="Table1.A2" office:value-type="string">
            <text:p text:style-name="Table_20_Contents">- <text:bookmark text:name="_29-lam-sao-de-lay-route-name-hien-tai-28"/><text:span text:style-name="T9">Làm sao để lấy route name hiện tại</text:span></text:p>
            <text:p text:style-name="Table_20_Contents"/>
          </table:table-cell>
          <table:table-cell table:style-name="Table1.B2" office:value-type="string">
            <text:p text:style-name="P8"><text:span text:style-name="T69">+ </text:span><text:span text:style-name="T48">request()→route()→getName()</text:span></text:p>
          </table:table-cell>
        </table:table-row>
        <table:table-row>
          <table:table-cell table:style-name="Table1.A2" office:value-type="string">
            <text:p text:style-name="Table_20_Contents">- <text:bookmark text:name="_30-lam-sao-de-tao-model-controller-va-migration-trong-mot-cau-lenh-laravel--29"/><text:span text:style-name="T9">Làm sao để tạo model controller và migration trong một câu lệnh laravel ?</text:span></text:p>
            <text:p text:style-name="Table_20_Contents"/>
          </table:table-cell>
          <table:table-cell table:style-name="Table1.B2" office:value-type="string">
            <text:p text:style-name="P9">+ php artisan make:model Use -mc</text:p>
          </table:table-cell>
        </table:table-row>
        <table:table-row>
          <table:table-cell table:style-name="Table1.A2" office:value-type="string">
            <text:p text:style-name="Table_20_Contents">- <text:span text:style-name="T2">MVC trong laravel là gì?</text:span></text:p>
          </table:table-cell>
          <table:table-cell table:style-name="Table1.B2" office:value-type="string">
            <text:p text:style-name="P21"><text:span text:style-name="T69">+ </text:span><text:span text:style-name="T50">Model  là thành phần chịu trách nhiệm quản lý dữ liệu, nó lưu trữ và truy xuất thông tin từ cơ sở dữ liệu (như mysql, sql server, postresSQL,…), từ hệ thống file, từ các website khác (api, web service)…  đồng thời chứa các logic được thực thi bởi ứng dụng.</text:span></text:p>
            <text:p text:style-name="P21"><text:span text:style-name="T51">+ </text:span><text:span text:style-name="T50">View là thành phần chịu trách nhiệm hiển thị dữ liệu đã được truy xuất từ model theo một format nào đó theo ý đồ của lập trình viên. View là nơi bạn viết code html, css, javascript và hiện dữ liệu.</text:span></text:p>
            <text:p text:style-name="P21"><text:span text:style-name="T51">+ </text:span><text:span text:style-name="T50">Controller là thành phần làm nhiệm vụ xử lý nghiệp vụ, nó nhận request từ client. Trong controller, bạn gọi các hàm trong model để có dữ liệu và đưa dữ liệu đó cho các view để hiện dữ liệu.</text:span></text:p>
            <text:p text:style-name="P9"/>
          </table:table-cell>
        </table:table-row>
        <table:table-row>
          <table:table-cell table:style-name="Table1.A2" office:value-type="string">
            <text:p text:style-name="Table_20_Contents">- <text:span text:style-name="T2">Tinker là gì?</text:span></text:p>
          </table:table-cell>
          <table:table-cell table:style-name="Table1.B2" office:value-type="string">
            <text:p text:style-name="P21"><text:span text:style-name="T70">+ </text:span><text:span text:style-name="T24">Laravel Tinker là một trong những tính năng được đi kèm với Laravel truy cập qua command </text:span><text:span text:style-name="Source_20_Text"><text:span text:style-name="T29">php artisan tinker</text:span></text:span><text:span text:style-name="T24">, Tinker là một ứng dụng có dạng REPL (read-eval-print loop). Một ứng dụng có dạng REPL có khả năng cho phép bạn tương tác với ứng dụng bằng ngôn ngữ native (với Tinker sẽ là ngôn ngữ PHP, tự như phần console mà các trình duyệt hỗ trợ để chạy javascript)</text:span></text:p>
          </table:table-cell>
        </table:table-row>
        <table:table-row>
          <table:table-cell table:style-name="Table1.A2" office:value-type="string">
            <text:p text:style-name="Table_20_Contents">- <text:span text:style-name="T2">Namespace trong laravel là gì?</text:span></text:p>
          </table:table-cell>
          <table:table-cell table:style-name="Table1.B2" office:value-type="string">
            <text:p text:style-name="P21"><text:span text:style-name="T70">+ </text:span><text:span text:style-name="T24">Namespace giúp tạo ra một không gian tên cho hàm và lớp trong lập trình nói chung và trong PHP nói riêng.</text:span></text:p>
            <text:p text:style-name="P21"><text:span text:style-name="T27">+ </text:span><text:span text:style-name="T3">Namespace giúp chương trình phân biệt được 2 class có tên trùng nhau.</text:span><text:span text:style-name="T24"><text:line-break/></text:span><text:span text:style-name="T3">ví dụ: chúng ta có 2 file mỗi file đều chứa một class và 2 class này lại có một điểm chung là trùng tên. Giờ đây khi bạn nhúng cả 2 file này vào và gọi class thì ngay lập tức chương trình sẽ báo lỗi. Để khắc phục điều đó thì chúng ta cần khai báo namespace cho hai class đó.</text:span></text:p>
          </table:table-cell>
        </table:table-row>
        <table:table-row>
          <table:table-cell table:style-name="Table1.A2" office:value-type="string">
            <text:p text:style-name="Table_20_Contents">- <text:span text:style-name="T1">​​</text:span><text:span text:style-name="T2">Mẫu thiết kế Singleton trong laravel là gì?</text:span></text:p>
          </table:table-cell>
          <table:table-cell table:style-name="Table1.B2" office:value-type="string">
            <text:p text:style-name="P21"><text:span text:style-name="T70">+ </text:span><text:span text:style-name="Strong_20_Emphasis"><text:span text:style-name="T52">Singleton Pattern</text:span></text:span><text:span text:style-name="T54"> </text:span><text:span text:style-name="T52">là một mẫu thiết kế (design pattern) được sử dụng để bảo đảm rằng mỗi một lớp (class) chỉ có được một thể hiện (instance) duy nhất và mọi tương tác đều thông qua thể hiện này.</text:span></text:p>
            <text:p text:style-name="P21"><text:span text:style-name="T53">+ </text:span><text:span text:style-name="T52">Singleton Pattern cung cấp một phương thức khởi </text:span><text:soft-page-break/><text:span text:style-name="T52">tạo private, duy trì một thuộc tính tĩnh để tham chiếu đến một thể hiện của lớp Singleton này. Nó cung cấp thêm một phương thức tĩnh trả về thuộc tính tĩnh này</text:span></text:p>
          </table:table-cell>
        </table:table-row>
        <table:table-row>
          <table:table-cell table:style-name="Table1.A2" office:value-type="string">
            <text:p text:style-name="Table_20_Contents">- <text:span text:style-name="T2">Cách truyền nhiều biến từ controller sang blade</text:span></text:p>
          </table:table-cell>
          <table:table-cell table:style-name="Table1.B2" office:value-type="string">
            <text:p text:style-name="P21"><text:span text:style-name="T70">+ </text:span><text:span text:style-name="T16">Dùng compact()</text:span></text:p>
            <text:p text:style-name="P22"><text:span text:style-name="T17">compact(</text:span><text:span text:style-name="T55">'tencuabientruyenvao'</text:span><text:span text:style-name="T17">)</text:span></text:p>
            <text:p text:style-name="P21"><text:span text:style-name="T18">+ </text:span><text:span text:style-name="T17">Dùng with()</text:span></text:p>
            <text:p text:style-name="P22"><text:span text:style-name="T17">view(</text:span><text:span text:style-name="T55">'tenview'</text:span><text:span text:style-name="T17">)-&gt;with(</text:span><text:span text:style-name="T55">'key'</text:span><text:span text:style-name="T17">, </text:span><text:span text:style-name="T55">'value'</text:span><text:span text:style-name="T17">);</text:span></text:p>
            <text:p text:style-name="P24"><text:span text:style-name="T19">+ </text:span><text:span text:style-name="T17">Dùng mảng</text:span></text:p>
            <text:p text:style-name="P23"><text:span text:style-name="T17">view(</text:span><text:span text:style-name="T55">'tenview'</text:span><text:span text:style-name="T17">, [</text:span><text:span text:style-name="T55">'key'</text:span><text:span text:style-name="T17"> =&gt; </text:span><text:span text:style-name="T55">'value'</text:span><text:span text:style-name="T17">]);</text:span></text:p>
            <text:p text:style-name="P23"><text:span text:style-name="T20">+ </text:span><text:span text:style-name="T24">Trong file view bạn có thể hiện thị bằng cú pháp </text:span><text:span text:style-name="Source_20_Text"><text:span text:style-name="T29">{{ $variable }}</text:span></text:span><text:span text:style-name="T35"> </text:span><text:span text:style-name="T24">hoặc </text:span><text:span text:style-name="Source_20_Text"><text:span text:style-name="T29">{{ $variable }}</text:span></text:span><text:span text:style-name="T35"> </text:span><text:span text:style-name="T24">hoặc </text:span><text:span text:style-name="Source_20_Text"><text:span text:style-name="T29">{{ $variable }}</text:span></text:span></text:p>
          </table:table-cell>
        </table:table-row>
        <table:table-row>
          <table:table-cell table:style-name="Table1.A2" office:value-type="string">
            <text:p text:style-name="Table_20_Contents">- <text:span text:style-name="T2">Làm thế nào để upload files trong Laravel ?</text:span></text:p>
          </table:table-cell>
          <table:table-cell table:style-name="Table1.B2" office:value-type="string">
            <text:p text:style-name="P24"><text:span text:style-name="T72">+ </text:span><text:span text:style-name="T56">Để lưu trữ các file đã được upload lên trên request các bạn sử dụng phương thức </text:span><text:span text:style-name="Source_20_Text"><text:span text:style-name="T59">store</text:span></text:span><text:span text:style-name="T58"> </text:span><text:span text:style-name="T56">với cú pháp như sau:</text:span></text:p>
            <text:p text:style-name="P24"><text:span text:style-name="T60">$request</text:span><text:span text:style-name="T61">-&gt;file(</text:span><text:span text:style-name="T62">'photo'</text:span><text:span text:style-name="T61">)-&gt;store(</text:span><text:span text:style-name="T60">$path</text:span><text:span text:style-name="T61">, </text:span><text:span text:style-name="T60">$diskType</text:span><text:span text:style-name="T61">);</text:span></text:p>
            <text:p text:style-name="P24"><text:span text:style-name="T57">+ </text:span><text:span text:style-name="T24">Chúng ta phải gọi đến Facades có tên là </text:span><text:span text:style-name="Source_20_Text"><text:span text:style-name="T29">Storage</text:span></text:span><text:span text:style-name="T36"> </text:span><text:span text:style-name="T24">trong file controller.</text:span></text:p>
          </table:table-cell>
        </table:table-row>
        <table:table-row>
          <table:table-cell table:style-name="Table1.A2" office:value-type="string">
            <text:p text:style-name="Table_20_Contents">- <text:bookmark text:name="_33-lam-sao-de-truyen-mot-ten-bang-custom-trong-model--3"/><text:span text:style-name="T9">Làm sao để truyền một tên bảng custom trong model ?</text:span></text:p>
            <text:p text:style-name="Table_20_Contents"/>
          </table:table-cell>
          <table:table-cell table:style-name="Table1.B2" office:value-type="string">
            <text:p text:style-name="P26"><text:span text:style-name="T73">+ </text:span><text:span text:style-name="T24">Chúng ta truyền vào một biến </text:span><text:span text:style-name="Source_20_Text"><text:span text:style-name="T29">protected $table = 'TÊN BẢNG CỦA BẠN';</text:span></text:span><text:span text:style-name="T33"> </text:span><text:span text:style-name="T24">trong Model.</text:span></text:p>
            <text:p text:style-name="P26"><text:span text:style-name="T28">+ </text:span><text:span text:style-name="Strong_20_Emphasis"><text:span text:style-name="T24">Nếu chúng ta không truyền biến </text:span></text:span><text:span text:style-name="Strong_20_Emphasis"><text:span text:style-name="Source_20_Text"><text:span text:style-name="T29">$table</text:span></text:span></text:span><text:span text:style-name="Strong_20_Emphasis"><text:span text:style-name="T24"> thì Laravel mặc định đặt tên bảng theo quy tắc </text:span></text:span><text:span text:style-name="Strong_20_Emphasis"><text:span text:style-name="Source_20_Text"><text:span text:style-name="T29">Tên model</text:span></text:span></text:span><text:span text:style-name="Strong_20_Emphasis"><text:span text:style-name="T24"> + 's'</text:span></text:span><text:span text:style-name="T24"> Ví dụ : Model là </text:span><text:span text:style-name="Source_20_Text"><text:span text:style-name="T29">Login</text:span></text:span><text:span text:style-name="T24"> thì tên bảng là </text:span><text:span text:style-name="Source_20_Text"><text:span text:style-name="T29">logins</text:span></text:span></text:p>
          </table:table-cell>
        </table:table-row>
        <table:table-row>
          <table:table-cell table:style-name="Table1.A2" office:value-type="string">
            <text:p text:style-name="Table_20_Contents">- <text:bookmark text:name="_34-custom-validation-rule-trong-laravel-4"/><text:span text:style-name="T9">Custom validation rule trong Laravel</text:span></text:p>
            <text:p text:style-name="Table_20_Contents"/>
          </table:table-cell>
          <table:table-cell table:style-name="Table1.B2" office:value-type="string">
            <text:p text:style-name="P26"><text:span text:style-name="T73">+ </text:span><text:span text:style-name="T3">Chạy lệnh </text:span><text:span text:style-name="Source_20_Text"><text:span text:style-name="T10">php artisan make:rule OlympicYear</text:span></text:span></text:p>
            <text:p text:style-name="P26"><text:span text:style-name="Source_20_Text"><text:span text:style-name="T7">+ </text:span></text:span><text:span text:style-name="T3">Sau khi chạy lệnh nó sẽ sinh ra cho mình một file có đường dẫn </text:span><text:span text:style-name="Source_20_Text"><text:span text:style-name="T10">app/Rules/OlympicYear.php</text:span></text:span></text:p>
            <text:p text:style-name="P26"><text:span text:style-name="Source_20_Text"><text:span text:style-name="T12">+ </text:span></text:span><text:span text:style-name="T3">Chúng ta có thể viết </text:span><text:span text:style-name="Source_20_Text"><text:span text:style-name="T10">rule</text:span></text:span><text:span text:style-name="T3"> trong hàm </text:span><text:span text:style-name="Source_20_Text"><text:span text:style-name="T10">passes()</text:span></text:span><text:span text:style-name="T3"> của class </text:span><text:span text:style-name="Source_20_Text"><text:span text:style-name="T10">OlympicYear.php</text:span></text:span><text:span text:style-name="T3">. Nó sẽ trả về </text:span><text:span text:style-name="Source_20_Text"><text:span text:style-name="T10">true hoặc false</text:span></text:span><text:span text:style-name="T3"> tùy điều điện,</text:span></text:p>
            <text:p text:style-name="P25"><text:span text:style-name="T47">public</text:span><text:span text:style-name="T44"> </text:span><text:span text:style-name="T47">function</text:span><text:span text:style-name="T44"> </text:span><text:span text:style-name="T48">passes</text:span><text:span text:style-name="T40">($attribute,</text:span><text:span text:style-name="T44"> </text:span><text:span text:style-name="T40">$value)</text:span><text:span text:style-name="T44"> </text:span><text:span text:style-name="T40">{</text:span><text:span text:style-name="T44"> </text:span><text:span text:style-name="T47">return</text:span><text:span text:style-name="T44"> </text:span><text:span text:style-name="T40">$value</text:span><text:span text:style-name="T44"> </text:span><text:span text:style-name="T47">&gt;=</text:span><text:span text:style-name="T44"> </text:span><text:span text:style-name="T49">1896</text:span><text:span text:style-name="T44"> </text:span><text:span text:style-name="T47">&amp;&amp;</text:span><text:span text:style-name="T44"> </text:span><text:span text:style-name="T40">$value</text:span><text:span text:style-name="T44"> </text:span><text:span text:style-name="T47">&lt;=</text:span><text:span text:style-name="T44"> </text:span><text:span text:style-name="T48">date</text:span><text:span text:style-name="T40">(</text:span><text:span text:style-name="T39">'Y'</text:span><text:span text:style-name="T40">)</text:span><text:span text:style-name="T44"> </text:span><text:span text:style-name="T47">&amp;&amp;</text:span><text:span text:style-name="T44"> </text:span><text:span text:style-name="T40">$value</text:span><text:span text:style-name="T44"> </text:span><text:span text:style-name="T47">%</text:span><text:span text:style-name="T44"> </text:span><text:span text:style-name="T49">4</text:span><text:span text:style-name="T44"> </text:span><text:span text:style-name="T47">==</text:span><text:span text:style-name="T44"> </text:span><text:span text:style-name="T49">0</text:span><text:span text:style-name="T40">;</text:span><text:span text:style-name="T44"> </text:span><text:span text:style-name="T40">}</text:span></text:p>
            <text:p text:style-name="P26"><text:span text:style-name="T43">+ </text:span><text:span text:style-name="T3">Tiếp đó chúng ra có thể tùy chỉnh thông báo lỗi với hàm </text:span><text:span text:style-name="Source_20_Text"><text:span text:style-name="T10">message()</text:span></text:span></text:p>
            <text:p text:style-name="P25"><text:span text:style-name="T47">public</text:span><text:span text:style-name="T40"> </text:span><text:span text:style-name="T47">function</text:span><text:span text:style-name="T40"> </text:span><text:span text:style-name="T48">message</text:span><text:span text:style-name="T40">() { </text:span><text:span text:style-name="T47">return</text:span><text:span text:style-name="T40"> </text:span><text:span text:style-name="T39">':attribute should be a year of Olympic Games'</text:span><text:span text:style-name="T40">; }</text:span></text:p>
            <text:p text:style-name="P26"><text:span text:style-name="T43">+ </text:span><text:span text:style-name="T40">Cuố cùng ở controller ta xử lí như sau</text:span></text:p>
            <text:p text:style-name="P25"><text:span text:style-name="T47">public</text:span><text:span text:style-name="T40"> </text:span><text:span text:style-name="T47">function</text:span><text:span text:style-name="T40"> </text:span><text:span text:style-name="T48">store</text:span><text:span text:style-name="T40">(Request $request) { $this</text:span><text:span text:style-name="T47">-&gt;</text:span><text:span text:style-name="T48">validate</text:span><text:span text:style-name="T40">($request, [</text:span><text:span text:style-name="T39">'year'</text:span><text:span text:style-name="T40"> </text:span><text:span text:style-name="T47">=&gt;</text:span><text:span text:style-name="T40"> </text:span><text:span text:style-name="T47">new</text:span><text:span text:style-name="T40"> </text:span><text:span text:style-name="T48">OlympicYear</text:span><text:span text:style-name="T40">]); }</text:span></text:p>
          </table:table-cell>
        </table:table-row>
        <table:table-row>
          <table:table-cell table:style-name="Table1.A2" office:value-type="string">
            <text:p text:style-name="Table_20_Contents">- <text:bookmark text:name="_35-cach-de-gan-gia-tri-mot-bien-cho-toan-bo-file-view-5"/><text:span text:style-name="T9">Cách để gán giá trị một biến cho toàn bộ file view</text:span></text:p>
            <text:p text:style-name="Table_20_Contents"/>
          </table:table-cell>
          <table:table-cell table:style-name="Table1.B2" office:value-type="string">
            <text:p text:style-name="P26"><text:span text:style-name="T73">+ </text:span><text:span text:style-name="T24">Đối với điều này, bạn phải nhận giá trị &amp; gán giá trị trong controller với hàm construct () như thế này</text:span></text:p>
            <text:p text:style-name="P26"><text:span text:style-name="T47">public</text:span><text:span text:style-name="T45"> </text:span><text:span text:style-name="T47">function</text:span><text:span text:style-name="T45"> </text:span><text:span text:style-name="T48">__construct</text:span><text:span text:style-name="T40">()</text:span><text:span text:style-name="T45"> </text:span><text:span text:style-name="T40">{</text:span><text:span text:style-name="T45"> </text:span><text:span text:style-name="T40">$this</text:span><text:span text:style-name="T47">-&gt;</text:span><text:span text:style-name="T48">middleware</text:span><text:span text:style-name="T40">(</text:span><text:span text:style-name="T47">function</text:span><text:span text:style-name="T45"> </text:span><text:span text:style-name="T40">($request,</text:span><text:span text:style-name="T45"> </text:span><text:span text:style-name="T40">$next)</text:span><text:span text:style-name="T45"> </text:span><text:span text:style-name="T40">{</text:span><text:span text:style-name="T45"> </text:span><text:span text:style-name="T40">$name</text:span><text:span text:style-name="T45"> </text:span><text:span text:style-name="T47">=</text:span><text:span text:style-name="T45"> </text:span><text:span text:style-name="T48">session</text:span><text:span text:style-name="T40">()</text:span><text:span text:style-name="T47">-&gt;</text:span><text:span text:style-name="T48">get</text:span><text:span text:style-name="T40">(</text:span><text:span text:style-name="T39">'businessinfo.name'</text:span><text:span text:style-name="T40">);</text:span><text:span text:style-name="T45"> </text:span><text:span text:style-name="T63">// get value from session</text:span><text:span text:style-name="T45"> </text:span><text:span text:style-name="T40">View::</text:span><text:span text:style-name="T48">share</text:span><text:span text:style-name="T40">(</text:span><text:span text:style-name="T39">'user_name'</text:span><text:span text:style-name="T40">,</text:span><text:span text:style-name="T45"> </text:span><text:span text:style-name="T40">$name);</text:span><text:span text:style-name="T45"> </text:span><text:span text:style-name="T63">// set value for all View</text:span><text:span text:style-name="T45"> </text:span><text:span text:style-name="T40">View::</text:span><text:span text:style-name="T48">share</text:span><text:span text:style-name="T40">(</text:span><text:span text:style-name="T39">'user_email'</text:span><text:span text:style-name="T40">,</text:span><text:span text:style-name="T45"> </text:span><text:span text:style-name="T48">session</text:span><text:span text:style-name="T40">()</text:span><text:span text:style-name="T47">-</text:span><text:soft-page-break/><text:span text:style-name="T47">&gt;</text:span><text:span text:style-name="T48">get</text:span><text:span text:style-name="T40">(</text:span><text:span text:style-name="T39">'businessinfo.email'</text:span><text:span text:style-name="T40">));</text:span><text:span text:style-name="T45"> </text:span><text:span text:style-name="T47">return</text:span><text:span text:style-name="T45"> </text:span><text:span text:style-name="T40">$next($request);</text:span><text:span text:style-name="T45"> </text:span><text:span text:style-name="T40">});</text:span><text:span text:style-name="T45"> </text:span><text:span text:style-name="T40">}</text:span></text:p>
          </table:table-cell>
        </table:table-row>
        <table:table-row>
          <table:table-cell table:style-name="Table1.A2" office:value-type="string">
            <text:p text:style-name="Table_20_Contents">- <text:bookmark text:name="_36-su-dung-session-trong-laravel-6"/><text:span text:style-name="T9">Sử dụng session trong Laravel</text:span></text:p>
            <text:p text:style-name="Table_20_Contents"><text:s/></text:p>
          </table:table-cell>
          <table:table-cell table:style-name="Table1.B2" office:value-type="string">
            <text:p text:style-name="P26"><text:span text:style-name="T73">+ </text:span><text:span text:style-name="T3">Lấy dữ liệu từ session</text:span></text:p>
            <text:p text:style-name="P19">session()→get('key');</text:p>
            <text:p text:style-name="P20"><text:span text:style-name="T73">+ </text:span><text:span text:style-name="T71">Lấy toàn bộ dữ liệu từ session</text:span></text:p>
            <text:p text:style-name="P12"><text:span text:style-name="Source_20_Text"><text:span text:style-name="T74">session()-&gt;all();</text:span></text:span></text:p>
            <text:p text:style-name="P31"><text:span text:style-name="T73">+ </text:span><text:span text:style-name="T3">Xóa dữ liệu từ session</text:span></text:p>
            <text:p text:style-name="P13"><text:span text:style-name="Source_20_Text"><text:span text:style-name="T48">session</text:span></text:span><text:span text:style-name="Source_20_Text"><text:span text:style-name="T40">()</text:span></text:span><text:span text:style-name="Source_20_Text"><text:span text:style-name="T47">-&gt;</text:span></text:span><text:span text:style-name="Source_20_Text"><text:span text:style-name="T48">forget</text:span></text:span><text:span text:style-name="Source_20_Text"><text:span text:style-name="T40">(</text:span></text:span><text:span text:style-name="Source_20_Text"><text:span text:style-name="T39">'key'</text:span></text:span><text:span text:style-name="Source_20_Text"><text:span text:style-name="T40">); </text:span></text:span><text:span text:style-name="Source_20_Text"><text:span text:style-name="T47">or</text:span></text:span><text:span text:style-name="Source_20_Text"><text:span text:style-name="T40"> </text:span></text:span><text:span text:style-name="Source_20_Text"><text:span text:style-name="T48">session</text:span></text:span><text:span text:style-name="Source_20_Text"><text:span text:style-name="T40">()</text:span></text:span><text:span text:style-name="Source_20_Text"><text:span text:style-name="T47">-&gt;</text:span></text:span><text:span text:style-name="Source_20_Text"><text:span text:style-name="T48">flush</text:span></text:span><text:span text:style-name="Source_20_Text"><text:span text:style-name="T40">();</text:span></text:span></text:p>
            <text:p text:style-name="P31"><text:span text:style-name="T73">+ </text:span><text:span text:style-name="T3">Lưu dữ liệu vào session</text:span></text:p>
            <text:p text:style-name="P14"><text:span text:style-name="Source_20_Text"><text:span text:style-name="T43">session()-&gt;put('key', 'value');</text:span></text:span></text:p>
          </table:table-cell>
        </table:table-row>
        <table:table-row>
          <table:table-cell table:style-name="Table1.A2" office:value-type="string">
            <text:p text:style-name="Table_20_Contents">- <text:bookmark text:name="_37-soft-delete-trong-laravel-7"/><text:span text:style-name="T9">Soft delete trong Laravel</text:span></text:p>
            <text:p text:style-name="Table_20_Contents"/>
          </table:table-cell>
          <table:table-cell table:style-name="Table1.B2" office:value-type="string">
            <text:p text:style-name="P26"><text:span text:style-name="T73">+ </text:span><text:span text:style-name="Strong_20_Emphasis"><text:span text:style-name="T23">Soft delete</text:span></text:span><text:span text:style-name="T21"> là một tính năng của Laravel giúp khi Model muốn </text:span><text:span text:style-name="Source_20_Text"><text:span text:style-name="T30">xóa mềm một</text:span></text:span><text:span text:style-name="T21"> bản ghi. Tức là bản khi không thực sự bị xóa khỏi cơ sở dữ liệu. Thay vào đó, 1 cột </text:span><text:span text:style-name="Source_20_Text"><text:span text:style-name="T30">deleted_at</text:span></text:span><text:span text:style-name="T21"> sẽ được thiết lập. Khi bật </text:span><text:span text:style-name="Source_20_Text"><text:span text:style-name="T30">soft deletes</text:span></text:span><text:span text:style-name="T21"> cho 1 </text:span><text:span text:style-name="Source_20_Text"><text:span text:style-name="T30">model</text:span></text:span><text:span text:style-name="T21">. Chúng ta phải chỉ định thuộc tính </text:span><text:span text:style-name="Source_20_Text"><text:span text:style-name="T30">softDelete</text:span></text:span><text:span text:style-name="T21"> trong model chúng ta sử dụng dụng namespace </text:span><text:span text:style-name="Source_20_Text"><text:span text:style-name="T30">use Illuminate\Database\Eloquent\SoftDeletes;</text:span></text:span><text:span text:style-name="T21"> và chúng ta có thể sử dụng </text:span><text:span text:style-name="Source_20_Text"><text:span text:style-name="T30">use SoftDeletes;</text:span></text:span><text:span text:style-name="T21">trong model của chúng ta.</text:span></text:p>
            <text:p text:style-name="P32"><text:span text:style-name="T22">+ </text:span><text:span text:style-name="T21">Sau đó chúng ta sẽ sử dụng truy vấn </text:span><text:span text:style-name="Source_20_Text"><text:span text:style-name="T30">delete()</text:span></text:span><text:span text:style-name="T21"> thì các bản ghi sẽ không xóa khỏi cơ sở dữ liệu của chúng ta. Sau đó </text:span><text:span text:style-name="Source_20_Text"><text:span text:style-name="T30">deleted_at</text:span></text:span><text:span text:style-name="T21"> đã được thiết lập trên bản ghi.</text:span></text:p>
            <text:p text:style-name="P25"/>
          </table:table-cell>
        </table:table-row>
        <table:table-row>
          <table:table-cell table:style-name="Table1.A2" office:value-type="string">
            <text:p text:style-name="Table_20_Contents">- <text:bookmark text:name="_38-them-nhieu-dieu-kien-and-trong-truy-van-laravel-8"/><text:span text:style-name="T9">Thêm nhiều điều kiện AND trong truy vấn Laravel</text:span></text:p>
            <text:p text:style-name="Table_20_Contents"/>
          </table:table-cell>
          <table:table-cell table:style-name="Table1.B2" office:value-type="string">
            <text:p text:style-name="P26"><text:span text:style-name="T73">+ </text:span><text:span text:style-name="T21">Chúng ta có thể thêm nhiều toán tử AND tại một điều kiện where() single cũng như thêm nhiều điện kiện where trong một truy vấn điều kiện</text:span></text:p>
            <text:p text:style-name="P27"><text:span text:style-name="T40">DB::</text:span><text:span text:style-name="T48">table</text:span><text:span text:style-name="T40">(</text:span><text:span text:style-name="T39">'client'</text:span><text:span text:style-name="T40">)</text:span><text:span text:style-name="T47">-&gt;</text:span><text:span text:style-name="T48">where</text:span><text:span text:style-name="T40">(</text:span><text:span text:style-name="T39">'status'</text:span><text:span text:style-name="T40">,</text:span><text:span text:style-name="T44"> </text:span><text:span text:style-name="T39">'='</text:span><text:span text:style-name="T40">,</text:span><text:span text:style-name="T44"> </text:span><text:span text:style-name="T49">1</text:span><text:span text:style-name="T40">)</text:span><text:span text:style-name="T47">-&gt;</text:span><text:span text:style-name="T48">where</text:span><text:span text:style-name="T40">(</text:span><text:span text:style-name="T39">'name'</text:span><text:span text:style-name="T40">,</text:span><text:span text:style-name="T44"> </text:span><text:span text:style-name="T39">'='</text:span><text:span text:style-name="T40">,</text:span><text:span text:style-name="T44"> </text:span><text:span text:style-name="T39">'bestinterviewquestion.com'</text:span><text:span text:style-name="T40">)</text:span><text:span text:style-name="T47">-&gt;</text:span><text:span text:style-name="T48">get</text:span><text:span text:style-name="T40">();</text:span><text:span text:style-name="T44"> </text:span></text:p>
            <text:p text:style-name="P27"><text:span text:style-name="T40">DB::</text:span><text:span text:style-name="T48">table</text:span><text:span text:style-name="T40">(</text:span><text:span text:style-name="T39">'client'</text:span><text:span text:style-name="T40">)</text:span><text:span text:style-name="T47">-&gt;</text:span><text:span text:style-name="T48">where</text:span><text:span text:style-name="T40">([</text:span><text:span text:style-name="T39">'status'</text:span><text:span text:style-name="T44"> </text:span><text:span text:style-name="T47">=&gt;</text:span><text:span text:style-name="T44"> </text:span><text:span text:style-name="T49">1</text:span><text:span text:style-name="T40">,</text:span><text:span text:style-name="T44"> </text:span><text:span text:style-name="T39">'name'</text:span><text:span text:style-name="T44"> </text:span><text:span text:style-name="T47">=&gt;</text:span><text:span text:style-name="T44"> </text:span><text:span text:style-name="T39">'bestinterviewquestion.com'</text:span><text:span text:style-name="T40">])</text:span><text:span text:style-name="T47">-&gt;</text:span><text:span text:style-name="T48">get</text:span><text:span text:style-name="T40">();</text:span></text:p>
          </table:table-cell>
        </table:table-row>
        <table:table-row>
          <table:table-cell table:style-name="Table1.A2" office:value-type="string">
            <text:p text:style-name="Table_20_Contents">- <text:bookmark text:name="_39-su-dung-join-trong-laravel-9"/><text:span text:style-name="T9">Sử dụng join trong Laravel</text:span></text:p>
            <text:p text:style-name="Table_20_Contents"/>
          </table:table-cell>
          <table:table-cell table:style-name="Table1.B2" office:value-type="string">
            <text:p text:style-name="P26"><text:span text:style-name="T73">+ </text:span><text:span text:style-name="T40">DB::</text:span><text:span text:style-name="T48">table</text:span><text:span text:style-name="T40">(</text:span><text:span text:style-name="T39">'admin'</text:span><text:span text:style-name="T40">)</text:span><text:span text:style-name="T44"> </text:span><text:span text:style-name="T47">-&gt;</text:span><text:span text:style-name="T48">join</text:span><text:span text:style-name="T40">(</text:span><text:span text:style-name="T39">'contacts'</text:span><text:span text:style-name="T40">,</text:span><text:span text:style-name="T44"> </text:span><text:span text:style-name="T39">'admin.id'</text:span><text:span text:style-name="T40">,</text:span><text:span text:style-name="T44"> </text:span><text:span text:style-name="T39">'='</text:span><text:span text:style-name="T40">,</text:span><text:span text:style-name="T44"> </text:span><text:span text:style-name="T39">'contacts.user_id'</text:span><text:span text:style-name="T40">)</text:span><text:span text:style-name="T44"> </text:span><text:span text:style-name="T47">-&gt;</text:span><text:span text:style-name="T48">join</text:span><text:span text:style-name="T40">(</text:span><text:span text:style-name="T39">'orders'</text:span><text:span text:style-name="T40">,</text:span><text:span text:style-name="T44"> </text:span><text:span text:style-name="T39">'admin.id'</text:span><text:span text:style-name="T40">,</text:span><text:span text:style-name="T44"> </text:span><text:span text:style-name="T39">'='</text:span><text:span text:style-name="T40">,</text:span><text:span text:style-name="T44"> </text:span><text:span text:style-name="T39">'orders.user_id'</text:span><text:span text:style-name="T40">)</text:span><text:span text:style-name="T44"> </text:span><text:span text:style-name="T47">-&gt;</text:span><text:span text:style-name="T48">select</text:span><text:span text:style-name="T40">(</text:span><text:span text:style-name="T39">'users.id'</text:span><text:span text:style-name="T40">,</text:span><text:span text:style-name="T44"> </text:span><text:span text:style-name="T39">'contacts.phone'</text:span><text:span text:style-name="T40">,</text:span><text:span text:style-name="T44"> </text:span><text:span text:style-name="T39">'orders.price'</text:span><text:span text:style-name="T40">)</text:span><text:span text:style-name="T44"> </text:span><text:span text:style-name="T47">→get();</text:span></text:p>
          </table:table-cell>
        </table:table-row>
        <table:table-row>
          <table:table-cell table:style-name="Table1.A2" office:value-type="string">
            <text:p text:style-name="Table_20_Contents">- <text:bookmark text:name="_40-lay-ra-dia-chi-ip-nguoi-dung-trong-laravel-10"/><text:span text:style-name="T9">Lấy ra địa chỉ IP người dùng trong Laravel</text:span></text:p>
            <text:p text:style-name="Table_20_Contents"/>
          </table:table-cell>
          <table:table-cell table:style-name="Table1.B2" office:value-type="string">
            <text:p text:style-name="P26"><text:span text:style-name="T73">+ </text:span><text:span text:style-name="T24">Bạn có thể sử dụng </text:span><text:span text:style-name="Source_20_Text"><text:span text:style-name="T29">request()-&gt;ip()</text:span></text:span><text:span text:style-name="T24">. Hoặc bạn có thể dùng </text:span><text:span text:style-name="Source_20_Text"><text:span text:style-name="T29">Request::ip()</text:span></text:span><text:span text:style-name="T33"> </text:span><text:span text:style-name="T24">nhưng với trường hợp này bạn phải gọi namespace là </text:span><text:span text:style-name="Source_20_Text"><text:span text:style-name="T29">Illuminate\Support\Facades\Request.</text:span></text:span></text:p>
          </table:table-cell>
        </table:table-row>
        <table:table-row>
          <table:table-cell table:style-name="Table1.A2" office:value-type="string">
            <text:p text:style-name="Table_20_Contents"/>
          </table:table-cell>
          <table:table-cell table:style-name="Table1.B2" office:value-type="string">
            <text:p text:style-name="P26"/>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ce style:name="Arial" svg:font-family="Arial, Helvetica, sans-serif"/>
    <style:font-face style:name="Helvetica Neue" svg:font-family="'Helvetica Neue', Helvetica, Arial, sans-serif"/>
    <style:font-face style:name="Lohit Devanagari1" svg:font-family="'Lohit Devanagari'"/>
    <style:font-face style:name="Lora" svg:font-family="Lora, serif"/>
    <style:font-face style:name="Montserrat" svg:font-family="Montserrat"/>
    <style:font-face style:name="Noto Serif" svg:font-family="'Noto Serif', serif"/>
    <style:font-face style:name="Open Sans" svg:font-family="'Open Sans', apple-system, BlinkMacSystemFont, 'Segoe UI', 'Helvetica Neue', Arial, sans-serif, 'Apple Color Emoji', 'Segoe UI Emoji', 'Segoe UI Symbol'"/>
    <style:font-face style:name="SFMono-Regular2" svg:font-family="SFMono-Regular, Consolas, 'Liberation Mono', Menlo, Courier, monospace"/>
    <style:font-face style:name="SFMono-Regular1" svg:font-family="SFMono-Regular, Consolas, 'Ubuntu Mono', 'Liberation Mono', Menlo, Courier, monospace"/>
    <style:font-face style:name="SFMono-Regular" svg:font-family="SFMono-Regular, Menlo, Monaco, Consolas, 'Liberation Mono', 'Courier New', monospace"/>
    <style:font-face style:name="SFMono-Regular3" svg:font-family="SFMono-Regular, Menlo, Monaco, Consolas, 'liberation mono', 'courier new', monospace"/>
    <style:font-face style:name="Verdana" svg:font-family="Verdana, Geneva, sans-serif"/>
    <style:font-face style:name="system-ui" svg:font-family="system-ui, Roboto,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31T08:34:07.760797798</meta:creation-date>
    <dc:date>2021-04-02T12:10:25.641606761</dc:date>
    <meta:editing-duration>PT8M44S</meta:editing-duration>
    <meta:editing-cycles>2</meta:editing-cycles>
    <meta:generator>LibreOffice/6.4.6.2$Linux_X86_64 LibreOffice_project/40$Build-2</meta:generator>
    <meta:document-statistic meta:table-count="1" meta:image-count="0" meta:object-count="0" meta:page-count="7" meta:paragraph-count="160" meta:word-count="2366" meta:character-count="12537" meta:non-whitespace-character-count="10298"/>
  </office:meta>
</office:document-meta>
</file>